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Обычный" style:master-page-name="MP0" style:family="paragraph">
      <style:paragraph-properties fo:break-before="page" style:vertical-align="baseline" fo:margin-bottom="0in" fo:line-height="100%"/>
    </style:style>
    <style:style style:name="T2" style:parent-style-name="Основнойшрифтабзаца" style:family="text">
      <style:text-properties style:font-name="inherit" style:font-name-asian="Times New Roman" fo:color="#0000FF" fo:font-size="10pt" style:font-size-asian="10pt" style:font-size-complex="10pt" style:language-asian="ru" style:country-asian="RU"/>
    </style:style>
    <style:style style:name="P3" style:parent-style-name="Обычный" style:family="paragraph">
      <style:paragraph-properties style:vertical-align="baseline" fo:margin-bottom="0in" fo:line-height="100%"/>
    </style:style>
    <style:style style:name="T4" style:parent-style-name="Основнойшрифтабзаца" style:family="text">
      <style:text-properties style:font-name="inherit" style:font-name-asian="Times New Roman" fo:color="#0000FF" fo:font-size="10pt" style:font-size-asian="10pt" style:font-size-complex="10pt" style:text-underline-type="single" style:text-underline-style="solid" style:text-underline-width="auto" style:text-underline-mode="continuous" style:language-asian="ru" style:country-asian="RU"/>
    </style:style>
    <style:style style:name="P5" style:parent-style-name="Обычный" style:family="paragraph">
      <style:paragraph-properties style:vertical-align="baseline" fo:margin-bottom="0in" fo:line-height="100%"/>
    </style:style>
    <style:style style:name="T6" style:parent-style-name="Основнойшрифтабзаца" style:family="text">
      <style:text-properties style:font-name="inherit" style:font-name-asian="Times New Roman" fo:color="#0000FF" fo:font-size="10pt" style:font-size-asian="10pt" style:font-size-complex="10pt" style:text-underline-type="single" style:text-underline-style="solid" style:text-underline-width="auto" style:text-underline-mode="continuous" style:language-asian="ru" style:country-asian="RU"/>
    </style:style>
    <style:style style:name="P7" style:parent-style-name="Обычный" style:family="paragraph">
      <style:paragraph-properties style:vertical-align="baseline" fo:margin-bottom="0in" fo:line-height="100%"/>
    </style:style>
    <style:style style:name="T8" style:parent-style-name="Основнойшрифтабзаца" style:family="text">
      <style:text-properties style:font-name="inherit" style:font-name-asian="Times New Roman" fo:color="#0000FF" fo:font-size="10pt" style:font-size-asian="10pt" style:font-size-complex="10pt" style:text-underline-type="single" style:text-underline-style="solid" style:text-underline-width="auto" style:text-underline-mode="continuous" style:language-asian="ru" style:country-asian="RU"/>
    </style:style>
    <style:style style:name="P9" style:parent-style-name="Обычный"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ru" style:country-asian="RU"/>
    </style:style>
    <style:style style:name="P10" style:parent-style-name="Обычный" style:family="paragraph">
      <style:paragraph-properties style:vertical-align="baseline" fo:margin-bottom="0in" fo:line-height="100%"/>
    </style:style>
    <style:style style:name="P11" style:parent-style-name="Обычный"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ru" style:country-asian="RU"/>
    </style:style>
    <style:style style:name="P12" style:parent-style-name="Обычный" style:family="paragraph">
      <style:paragraph-properties style:vertical-align="baseline" fo:margin-bottom="0in" fo:line-height="100%"/>
      <style:text-properties style:font-name="inherit" style:font-name-asian="Times New Roman" fo:font-size="10pt" style:font-size-asian="10pt" style:font-size-complex="10pt" style:language-asian="ru" style:country-asian="RU"/>
    </style:style>
    <style:style style:name="P13" style:parent-style-name="Обычный" style:family="paragraph">
      <style:paragraph-properties style:vertical-align="baseline" fo:margin-bottom="0in" fo:line-height="100%"/>
      <style:text-properties style:font-name="inherit" style:font-name-asian="Times New Roman" fo:font-size="10pt" style:font-size-asian="10pt" style:font-size-complex="10pt" style:language-asian="ru" style:country-asian="RU"/>
    </style:style>
    <style:style style:name="P14" style:parent-style-name="Обычный" style:family="paragraph">
      <style:paragraph-properties style:vertical-align="baseline" fo:margin-bottom="0in" fo:line-height="100%"/>
    </style:style>
    <style:style style:name="T15" style:parent-style-name="Основнойшрифтабзаца" style:family="text">
      <style:text-properties style:font-name="inherit" style:font-name-asian="Times New Roman" fo:color="#0000FF" fo:font-size="10pt" style:font-size-asian="10pt" style:font-size-complex="10pt" style:text-underline-type="single" style:text-underline-style="solid" style:text-underline-width="auto" style:text-underline-mode="continuous" style:language-asian="ru" style:country-asian="RU"/>
    </style:style>
    <style:style style:name="P16" style:parent-style-name="Обычный" style:family="paragraph">
      <style:paragraph-properties style:vertical-align="baseline" fo:margin-bottom="0in" fo:line-height="100%"/>
    </style:style>
    <style:style style:name="T17" style:parent-style-name="Основнойшрифтабзаца" style:family="text">
      <style:text-properties style:font-name="inherit" style:font-name-asian="Times New Roman" fo:color="#0000FF" fo:font-size="10pt" style:font-size-asian="10pt" style:font-size-complex="10pt" style:text-underline-type="single" style:text-underline-style="solid" style:text-underline-width="auto" style:text-underline-mode="continuous" style:language-asian="ru" style:country-asian="RU"/>
    </style:style>
    <style:style style:name="P18" style:parent-style-name="Обычный" style:family="paragraph">
      <style:paragraph-properties style:vertical-align="baseline" fo:margin-bottom="0in" fo:line-height="100%"/>
    </style:style>
    <style:style style:name="T19" style:parent-style-name="Основнойшрифтабзаца" style:family="text">
      <style:text-properties style:font-name="inherit" style:font-name-asian="Times New Roman" style:font-name-complex="Segoe UI" fo:font-weight="bold" style:font-weight-asian="bold" style:font-weight-complex="bold" fo:color="#232629" fo:font-size="11.5pt" style:font-size-asian="11.5pt" style:font-size-complex="11.5pt" fo:language="en" fo:country="US" style:language-asian="ru" style:country-asian="RU"/>
    </style:style>
    <style:style style:name="T20" style:parent-style-name="Основнойшрифтабзаца" style:family="text">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21" style:parent-style-name="Обычный" style:family="paragraph">
      <style:paragraph-properties style:vertical-align="baseline" fo:margin-bottom="0in" fo:line-height="100%"/>
    </style:style>
    <style:style style:name="T22" style:parent-style-name="Основнойшрифтабзаца" style:family="text">
      <style:text-properties style:font-name="inherit" style:font-name-asian="Times New Roman" style:font-name-complex="Segoe UI" fo:color="#0000FF" fo:font-size="10pt" style:font-size-asian="10pt" style:font-size-complex="10pt" fo:language="en" fo:country="US" style:language-asian="ru" style:country-asian="RU"/>
    </style:style>
    <style:style style:name="T23"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24" style:parent-style-name="Обычный"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style>
    <style:style style:name="T25" style:parent-style-name="Основнойшрифтабзаца" style:family="text">
      <style:text-properties style:font-name="Arial" style:font-name-asian="Times New Roman" style:font-name-complex="Arial" text:display="none" fo:font-size="8pt" style:font-size-asian="8pt" style:font-size-complex="8pt" style:language-asian="ru" style:country-asian="RU"/>
    </style:style>
    <style:style style:name="T26" style:parent-style-name="Основнойшрифтабзаца" style:family="text">
      <style:text-properties style:font-name="Arial" style:font-name-asian="Times New Roman" style:font-name-complex="Arial" text:display="none" fo:font-size="8pt" style:font-size-asian="8pt" style:font-size-complex="8pt" fo:language="en" fo:country="US" style:language-asian="ru" style:country-asian="RU"/>
    </style:style>
    <style:style style:name="T27" style:parent-style-name="Основнойшрифтабзаца" style:family="text">
      <style:text-properties style:font-name="Arial" style:font-name-asian="Times New Roman" style:font-name-complex="Arial" text:display="none" fo:font-size="8pt" style:font-size-asian="8pt" style:font-size-complex="8pt" style:language-asian="ru" style:country-asian="RU"/>
    </style:style>
    <style:style style:name="P28" style:parent-style-name="Обычный"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style>
    <style:style style:name="T29" style:parent-style-name="Основнойшрифтабзаца" style:family="text">
      <style:text-properties style:font-name="Arial" style:font-name-asian="Times New Roman" style:font-name-complex="Arial" text:display="none" fo:font-size="8pt" style:font-size-asian="8pt" style:font-size-complex="8pt" style:language-asian="ru" style:country-asian="RU"/>
    </style:style>
    <style:style style:name="T30" style:parent-style-name="Основнойшрифтабзаца" style:family="text">
      <style:text-properties style:font-name="Arial" style:font-name-asian="Times New Roman" style:font-name-complex="Arial" text:display="none" fo:font-size="8pt" style:font-size-asian="8pt" style:font-size-complex="8pt" fo:language="en" fo:country="US" style:language-asian="ru" style:country-asian="RU"/>
    </style:style>
    <style:style style:name="T31" style:parent-style-name="Основнойшрифтабзаца" style:family="text">
      <style:text-properties style:font-name="Arial" style:font-name-asian="Times New Roman" style:font-name-complex="Arial" text:display="none" fo:font-size="8pt" style:font-size-asian="8pt" style:font-size-complex="8pt" style:language-asian="ru" style:country-asian="RU"/>
    </style:style>
    <style:style style:name="P32" style:parent-style-name="Обычный" style:family="paragraph">
      <style:paragraph-properties style:vertical-align="baseline" fo:margin-bottom="0in" fo:line-height="100%"/>
    </style:style>
    <style:style style:name="P33" style:parent-style-name="Обычный" style:family="paragraph">
      <style:paragraph-properties style:vertical-align="baseline" fo:margin-bottom="0in" fo:line-height="100%" fo:margin-left="0.5in">
        <style:tab-stops/>
      </style:paragraph-properties>
    </style:style>
    <style:style style:name="T34"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35" style:parent-style-name="Обычный" style:family="paragraph">
      <style:paragraph-properties style:vertical-align="baseline" fo:margin-bottom="0in" fo:line-height="100%" fo:margin-left="0.5in">
        <style:tab-stops/>
      </style:paragraph-properties>
    </style:style>
    <style:style style:name="P36"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37" style:parent-style-name="Обычный" style:family="paragraph">
      <style:paragraph-properties style:vertical-align="baseline" fo:margin-top="0.0694in" fo:margin-bottom="0.0694in" fo:line-height="100%"/>
      <style:text-properties style:font-name="inherit" style:font-name-asian="Times New Roman" style:font-name-complex="Segoe UI" fo:color="#232629" fo:font-size="10pt" style:font-size-asian="10pt" style:font-size-complex="10pt" style:language-asian="ru" style:country-asian="RU"/>
    </style:style>
    <style:style style:name="P38" style:parent-style-name="Обычный" style:family="paragraph">
      <style:paragraph-properties style:vertical-align="baseline" fo:margin-bottom="0in" fo:line-height="100%"/>
    </style:style>
    <style:style style:name="T39" style:parent-style-name="Основнойшрифтабзаца" style:family="text">
      <style:text-properties style:font-name="inherit" style:font-name-asian="Times New Roman" style:font-name-complex="Segoe UI" fo:font-weight="bold" style:font-weight-asian="bold" style:font-weight-complex="bold" fo:color="#0000FF" fo:font-size="10pt" style:font-size-asian="10pt" style:font-size-complex="10pt" style:language-asian="ru" style:country-asian="RU"/>
    </style:style>
    <style:style style:name="P40" style:parent-style-name="Обычный" style:family="paragraph">
      <style:paragraph-properties style:vertical-align="baseline" fo:margin-bottom="0in" fo:line-height="100%"/>
    </style:style>
    <style:style style:name="P41" style:parent-style-name="Обычный" style:family="paragraph">
      <style:paragraph-properties style:vertical-align="baseline" fo:margin-bottom="0in" fo:line-height="100%" fo:margin-left="1in">
        <style:tab-stops/>
      </style:paragraph-properties>
    </style:style>
    <style:style style:name="T42"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43" style:parent-style-name="Обычный" style:family="paragraph">
      <style:paragraph-properties style:vertical-align="baseline" fo:margin-bottom="0in" fo:line-height="100%" fo:margin-left="1in">
        <style:tab-stops/>
      </style:paragraph-properties>
    </style:style>
    <style:style style:name="P44" style:parent-style-name="Обычный" style:family="paragraph">
      <style:paragraph-properties style:vertical-align="baseline" fo:margin-bottom="0in" fo:line-height="100%"/>
    </style:style>
    <style:style style:name="P45" style:parent-style-name="Обычный" style:family="paragraph">
      <style:paragraph-properties style:vertical-align="baseline" fo:margin-bottom="0in" fo:line-height="100%" fo:margin-left="1in">
        <style:tab-stops/>
      </style:paragraph-properties>
    </style:style>
    <style:style style:name="T46"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47" style:parent-style-name="Обычный" style:family="paragraph">
      <style:paragraph-properties style:vertical-align="baseline" fo:margin-bottom="0in" fo:line-height="100%" fo:margin-left="1in">
        <style:tab-stops/>
      </style:paragraph-properties>
    </style:style>
    <style:style style:name="P48" style:parent-style-name="Обычный" style:family="paragraph">
      <style:paragraph-properties style:vertical-align="baseline" fo:margin-bottom="0in" fo:line-height="100%"/>
    </style:style>
    <style:style style:name="P49" style:parent-style-name="Обычный" style:family="paragraph">
      <style:paragraph-properties style:vertical-align="baseline" fo:margin-bottom="0in" fo:line-height="100%" fo:margin-left="1in">
        <style:tab-stops/>
      </style:paragraph-properties>
    </style:style>
    <style:style style:name="T50"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51" style:parent-style-name="Обычный" style:family="paragraph">
      <style:paragraph-properties style:vertical-align="baseline" fo:margin-bottom="0in" fo:line-height="100%" fo:margin-left="1in">
        <style:tab-stops/>
      </style:paragraph-properties>
    </style:style>
    <style:style style:name="P52" style:parent-style-name="Обычный" style:family="paragraph">
      <style:paragraph-properties style:vertical-align="baseline" fo:margin-top="0.0694in"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53" style:parent-style-name="Обычный" style:family="paragraph">
      <style:paragraph-properties style:vertical-align="baseline" fo:margin-bottom="0in" fo:line-height="100%"/>
    </style:style>
    <style:style style:name="T54"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55"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56"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57" style:parent-style-name="Обычный" style:family="paragraph">
      <style:paragraph-properties style:vertical-align="baseline" fo:margin-bottom="0in" fo:line-height="100%" fo:margin-left="1in">
        <style:tab-stops/>
      </style:paragraph-properties>
    </style:style>
    <style:style style:name="T58"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59"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60"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T61"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62"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63" style:parent-style-name="Обычный" style:family="paragraph">
      <style:paragraph-properties style:vertical-align="baseline" fo:margin-bottom="0in" fo:line-height="100%"/>
    </style:style>
    <style:style style:name="T64" style:parent-style-name="Основнойшрифтабзаца" style:family="text">
      <style:text-properties style:font-name="inherit" style:font-name-asian="Times New Roman" style:font-name-complex="Segoe UI" fo:color="#0000FF" style:letter-kerning="true" fo:font-size="24pt" style:font-size-asian="24pt" style:font-size-complex="24pt" style:text-underline-type="single" style:text-underline-style="solid" style:text-underline-width="auto" style:text-underline-mode="continuous" fo:language="en" fo:country="US" style:language-asian="ru" style:country-asian="RU"/>
    </style:style>
    <style:style style:name="P65" style:parent-style-name="Обычный" style:family="paragraph">
      <style:paragraph-properties style:vertical-align="baseline" fo:margin-bottom="0in" fo:line-height="100%"/>
    </style:style>
    <style:style style:name="T66"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67" style:parent-style-name="Обычный" style:family="paragraph">
      <style:paragraph-properties style:vertical-align="baseline" fo:margin-bottom="0in" fo:line-height="100%"/>
    </style:style>
    <style:style style:name="T68"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69"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70" style:parent-style-name="Обычный" style:family="paragraph">
      <style:paragraph-properties style:vertical-align="baseline" fo:margin-bottom="0in" fo:line-height="100%"/>
    </style:style>
    <style:style style:name="T71"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72"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73"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74" style:parent-style-name="Обычный" style:family="paragraph">
      <style:paragraph-properties style:vertical-align="baseline" fo:margin-bottom="0in" fo:line-height="100%"/>
    </style:style>
    <style:style style:name="T75"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76"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77"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78"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79"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80"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81"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82"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83"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84"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85"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86"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87"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88" style:parent-style-name="Обычный" style:family="paragraph">
      <style:paragraph-properties style:vertical-align="baseline" fo:margin-bottom="0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89" style:parent-style-name="Обычный" style:family="paragraph">
      <style:paragraph-properties style:vertical-align="baseline" fo:margin-bottom="0in" fo:line-height="100%"/>
    </style:style>
    <style:style style:name="T90"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91" style:parent-style-name="Обычный" style:family="paragraph">
      <style:paragraph-properties style:vertical-align="baseline" fo:margin-bottom="0in" fo:line-height="100%"/>
    </style:style>
    <style:style style:name="T92"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93" style:parent-style-name="Обычный" style:family="paragraph">
      <style:paragraph-properties style:vertical-align="baseline" fo:margin-bottom="0.1041in" fo:line-height="100%"/>
    </style:style>
    <style:style style:name="T94"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95" style:parent-style-name="Обычный" style:family="paragraph">
      <style:paragraph-properties style:vertical-align="baseline" fo:margin-bottom="0in" fo:line-height="100%"/>
    </style:style>
    <style:style style:name="T96"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97"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98" style:parent-style-name="Обычный" style:family="paragraph">
      <style:paragraph-properties style:vertical-align="baseline" fo:margin-bottom="0.0416in" fo:line-height="100%"/>
    </style:style>
    <style:style style:name="T99" style:parent-style-name="Основнойшрифтабзаца" style:family="text">
      <style:text-properties style:font-name="inherit" style:font-name-asian="Times New Roman" style:font-name-complex="Segoe UI" fo:color="#0000FF" fo:font-size="9pt" style:font-size-asian="9pt" style:font-size-complex="9pt" style:text-underline-type="single" style:text-underline-style="solid" style:text-underline-width="auto" style:text-underline-mode="continuous" style:language-asian="ru" style:country-asian="RU"/>
    </style:style>
    <style:style style:name="T100" style:parent-style-name="Основнойшрифтабзаца" style:family="text">
      <style:text-properties style:font-name="inherit" style:font-name-asian="Times New Roman" style:font-name-complex="Segoe UI" fo:color="#0000FF" fo:font-size="9pt" style:font-size-asian="9pt" style:font-size-complex="9pt" style:language-asian="ru" style:country-asian="RU"/>
    </style:style>
    <style:style style:name="P101" style:parent-style-name="Обычный" style:family="paragraph">
      <style:paragraph-properties style:vertical-align="baseline" fo:margin-bottom="0in" fo:line-height="100%"/>
    </style:style>
    <style:style style:name="P102" style:parent-style-name="Обычный" style:family="paragraph">
      <style:paragraph-properties style:vertical-align="baseline" fo:margin-bottom="0in" fo:line-height="100%"/>
    </style:style>
    <style:style style:name="T103"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104" style:parent-style-name="Обычный" style:family="paragraph">
      <style:paragraph-properties style:vertical-align="baseline" fo:margin-bottom="0in" fo:line-height="100%"/>
    </style:style>
    <style:style style:name="P105" style:parent-style-name="Обычный" style:family="paragraph">
      <style:paragraph-properties style:vertical-align="baseline" fo:margin-bottom="0in" style:line-height-at-least="0.177in"/>
    </style:style>
    <style:style style:name="T106"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107" style:parent-style-name="Обычный" style:family="paragraph">
      <style:paragraph-properties style:vertical-align="baseline" fo:margin-bottom="0in" style:line-height-at-least="0.177in"/>
    </style:style>
    <style:style style:name="T108"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109"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10" style:parent-style-name="Обычный" style:family="paragraph">
      <style:paragraph-properties style:vertical-align="baseline" fo:margin-bottom="0.0416in" fo:line-height="100%"/>
    </style:style>
    <style:style style:name="T111"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112" style:parent-style-name="Основнойшрифтабзаца" style:family="text">
      <style:text-properties style:font-name="inherit" style:font-name-asian="Times New Roman" style:font-name-complex="Segoe UI" fo:color="#232629" fo:font-size="9pt" style:font-size-asian="9pt" style:font-size-complex="9pt" style:language-asian="ru" style:country-asian="RU"/>
    </style:style>
    <style:style style:name="P113" style:parent-style-name="Обычный" style:family="paragraph">
      <style:paragraph-properties style:vertical-align="baseline" fo:margin-bottom="0in" fo:line-height="100%"/>
    </style:style>
    <style:style style:name="P114" style:parent-style-name="Обычный" style:family="paragraph">
      <style:paragraph-properties style:vertical-align="baseline" fo:margin-bottom="0in" fo:line-height="100%"/>
    </style:style>
    <style:style style:name="T115"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116" style:parent-style-name="Обычный" style:family="paragraph">
      <style:paragraph-properties style:vertical-align="baseline" fo:margin-bottom="0in" fo:line-height="100%"/>
    </style:style>
    <style:style style:name="P117" style:parent-style-name="Обычный" style:family="paragraph">
      <style:paragraph-properties style:vertical-align="baseline" fo:margin-bottom="0in" style:line-height-at-least="0.177in"/>
    </style:style>
    <style:style style:name="T118"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119" style:parent-style-name="Обычный" style:family="paragraph">
      <style:paragraph-properties style:vertical-align="baseline" fo:margin-bottom="0in" style:line-height-at-least="0.177in"/>
    </style:style>
    <style:style style:name="T120"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121"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22" style:parent-style-name="Обычный" style:family="paragraph">
      <style:paragraph-properties style:vertical-align="baseline" fo:margin-bottom="0in" fo:line-height="100%"/>
    </style:style>
    <style:style style:name="T123"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124" style:parent-style-name="Обычный" style:family="paragraph">
      <style:paragraph-properties style:vertical-align="baseline" fo:margin-bottom="0in" fo:line-height="100%" fo:margin-left="0.5in">
        <style:tab-stops/>
      </style:paragraph-properties>
    </style:style>
    <style:style style:name="T125"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126"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27" style:parent-style-name="Обычный" style:family="paragraph">
      <style:paragraph-properties style:vertical-align="baseline" fo:margin-bottom="0in" fo:line-height="100%" fo:margin-left="0.5in">
        <style:tab-stops/>
      </style:paragraph-properties>
    </style:style>
    <style:style style:name="T128"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129"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130" style:parent-style-name="Обычный" style:family="paragraph">
      <style:paragraph-properties style:vertical-align="baseline" fo:margin-bottom="0in" fo:line-height="100%" fo:margin-left="0.5in">
        <style:tab-stops/>
      </style:paragraph-properties>
    </style:style>
    <style:style style:name="T131"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132"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133" style:parent-style-name="Обычный" style:family="paragraph">
      <style:paragraph-properties style:vertical-align="baseline" fo:margin-bottom="0in" fo:line-height="100%"/>
    </style:style>
    <style:style style:name="T134"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135" style:parent-style-name="Обычный" style:family="paragraph">
      <style:paragraph-properties style:vertical-align="baseline" fo:margin-bottom="0in" fo:line-height="100%" fo:margin-left="0.5in">
        <style:tab-stops/>
      </style:paragraph-properties>
    </style:style>
    <style:style style:name="T136"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137"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38" style:parent-style-name="Обычный" style:family="paragraph">
      <style:paragraph-properties style:vertical-align="baseline" fo:margin-bottom="0in" fo:line-height="100%" fo:margin-left="0.5in">
        <style:tab-stops/>
      </style:paragraph-properties>
    </style:style>
    <style:style style:name="T139"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140"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141" style:parent-style-name="Обычный" style:family="paragraph">
      <style:paragraph-properties style:vertical-align="baseline" fo:margin-bottom="0in" fo:line-height="100%" fo:margin-left="0.5in">
        <style:tab-stops/>
      </style:paragraph-properties>
    </style:style>
    <style:style style:name="T142"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143" style:parent-style-name="Основнойшрифтабзаца" style:family="text">
      <style:text-properties style:font-name="inherit" style:font-name-asian="Times New Roman" style:font-name-complex="Segoe UI" fo:color="#0000FF" fo:font-size="10pt" style:font-size-asian="10pt" style:font-size-complex="10pt" fo:language="en" fo:country="US" style:language-asian="ru" style:country-asian="RU"/>
    </style:style>
    <style:style style:name="P144" style:parent-style-name="Обычный" style:family="paragraph">
      <style:paragraph-properties style:vertical-align="baseline" fo:margin-bottom="0in" fo:line-height="100%"/>
    </style:style>
    <style:style style:name="T145" style:parent-style-name="Основнойшрифтабзаца" style:family="text">
      <style:text-properties style:font-name="inherit" style:font-name-asian="Times New Roman" style:font-name-complex="Segoe UI" fo:color="#838C95"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146" style:parent-style-name="Обычный" style:family="paragraph">
      <style:paragraph-properties style:vertical-align="baseline" fo:margin-bottom="0.0694in" fo:line-height="100%"/>
      <style:text-properties style:font-name="inherit" style:font-name-asian="Times New Roman" style:font-name-complex="Segoe UI" fo:color="#232629" fo:font-size="18pt" style:font-size-asian="18pt" style:font-size-complex="18pt" fo:language="en" fo:country="US" style:language-asian="ru" style:country-asian="RU"/>
    </style:style>
    <style:style style:name="P147"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48" style:parent-style-name="Обычный" style:family="paragraph">
      <style:paragraph-properties style:vertical-align="baseline" fo:margin-bottom="0in" fo:line-height="100%"/>
    </style:style>
    <style:style style:name="T149"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50"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51"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152"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153" style:parent-style-name="Обычный" style:family="paragraph">
      <style:paragraph-properties style:vertical-align="baseline" fo:margin-bottom="0in" fo:line-height="100%"/>
    </style:style>
    <style:style style:name="T154"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155"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56" style:parent-style-name="Обычный" style:family="paragraph">
      <style:paragraph-properties style:vertical-align="baseline" fo:margin-bottom="0.0416in" fo:line-height="100%"/>
    </style:style>
    <style:style style:name="T157" style:parent-style-name="Основнойшрифтабзаца" style:family="text">
      <style:text-properties style:font-name="inherit" style:font-name-asian="Times New Roman" style:font-name-complex="Segoe UI" fo:color="#0000FF" fo:font-size="9pt" style:font-size-asian="9pt" style:font-size-complex="9pt" style:text-underline-type="single" style:text-underline-style="solid" style:text-underline-width="auto" style:text-underline-mode="continuous" fo:language="en" fo:country="US" style:language-asian="ru" style:country-asian="RU"/>
    </style:style>
    <style:style style:name="T158" style:parent-style-name="Основнойшрифтабзаца" style:family="text">
      <style:text-properties style:font-name="inherit" style:font-name-asian="Times New Roman" style:font-name-complex="Segoe UI" fo:color="#0000FF" fo:font-size="9pt" style:font-size-asian="9pt" style:font-size-complex="9pt" fo:language="en" fo:country="US" style:language-asian="ru" style:country-asian="RU"/>
    </style:style>
    <style:style style:name="P159" style:parent-style-name="Обычный" style:family="paragraph">
      <style:paragraph-properties style:vertical-align="baseline" fo:margin-bottom="0in" fo:line-height="100%"/>
    </style:style>
    <style:style style:name="P160" style:parent-style-name="Обычный" style:family="paragraph">
      <style:paragraph-properties style:vertical-align="baseline" fo:margin-bottom="0in" fo:line-height="100%"/>
    </style:style>
    <style:style style:name="T161"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162" style:parent-style-name="Обычный" style:family="paragraph">
      <style:paragraph-properties style:vertical-align="baseline" fo:margin-bottom="0in" fo:line-height="100%"/>
    </style:style>
    <style:style style:name="P163" style:parent-style-name="Обычный" style:family="paragraph">
      <style:paragraph-properties style:vertical-align="baseline" fo:margin-bottom="0in" style:line-height-at-least="0.177in"/>
    </style:style>
    <style:style style:name="T164"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165" style:parent-style-name="Обычный" style:family="paragraph">
      <style:paragraph-properties style:vertical-align="baseline" fo:margin-bottom="0in" style:line-height-at-least="0.177in"/>
    </style:style>
    <style:style style:name="T166"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167"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68" style:parent-style-name="Обычный" style:family="paragraph">
      <style:paragraph-properties style:vertical-align="baseline" fo:margin-bottom="0.0416in" fo:line-height="100%"/>
    </style:style>
    <style:style style:name="T169"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170" style:parent-style-name="Основнойшрифтабзаца" style:family="text">
      <style:text-properties style:font-name="inherit" style:font-name-asian="Times New Roman" style:font-name-complex="Segoe UI" fo:color="#232629" fo:font-size="9pt" style:font-size-asian="9pt" style:font-size-complex="9pt" style:language-asian="ru" style:country-asian="RU"/>
    </style:style>
    <style:style style:name="P171" style:parent-style-name="Обычный" style:family="paragraph">
      <style:paragraph-properties style:vertical-align="baseline" fo:margin-bottom="0in" fo:line-height="100%"/>
    </style:style>
    <style:style style:name="P172" style:parent-style-name="Обычный" style:family="paragraph">
      <style:paragraph-properties style:vertical-align="baseline" fo:margin-bottom="0in" fo:line-height="100%"/>
    </style:style>
    <style:style style:name="T173"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174" style:parent-style-name="Обычный" style:family="paragraph">
      <style:paragraph-properties style:vertical-align="baseline" fo:margin-bottom="0in" fo:line-height="100%"/>
    </style:style>
    <style:style style:name="P175" style:parent-style-name="Обычный" style:family="paragraph">
      <style:paragraph-properties style:vertical-align="baseline" fo:margin-bottom="0in" style:line-height-at-least="0.177in"/>
    </style:style>
    <style:style style:name="T176"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177" style:parent-style-name="Обычный" style:family="paragraph">
      <style:paragraph-properties style:vertical-align="baseline" fo:margin-bottom="0in" style:line-height-at-least="0.177in"/>
    </style:style>
    <style:style style:name="T178"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179"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80" style:parent-style-name="Обычный" style:family="paragraph">
      <style:paragraph-properties style:vertical-align="baseline" fo:margin-bottom="0in" fo:line-height="100%"/>
    </style:style>
    <style:style style:name="T181"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182" style:parent-style-name="Обычный" style:family="paragraph">
      <style:paragraph-properties style:vertical-align="baseline" fo:margin-bottom="0in" fo:line-height="100%" fo:margin-left="0.5in">
        <style:tab-stops/>
      </style:paragraph-properties>
    </style:style>
    <style:style style:name="T183"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184"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185"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186" style:parent-style-name="Обычный" style:family="paragraph">
      <style:paragraph-properties style:vertical-align="baseline" fo:margin-bottom="0in" fo:line-height="100%" fo:margin-left="0.5in">
        <style:tab-stops/>
      </style:paragraph-properties>
    </style:style>
    <style:style style:name="T187"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188"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189" style:parent-style-name="Обычный" style:family="paragraph">
      <style:paragraph-properties style:vertical-align="baseline" fo:margin-bottom="0in" fo:line-height="100%" fo:margin-left="0.5in">
        <style:tab-stops/>
      </style:paragraph-properties>
    </style:style>
    <style:style style:name="T190"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191"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192" style:parent-style-name="Обычный" style:family="paragraph">
      <style:paragraph-properties style:vertical-align="baseline" fo:margin-bottom="0in" fo:line-height="100%"/>
    </style:style>
    <style:style style:name="T193"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194" style:parent-style-name="Обычный" style:family="paragraph">
      <style:paragraph-properties style:vertical-align="baseline" fo:margin-bottom="0in" fo:line-height="100%" fo:margin-left="0.5in">
        <style:tab-stops/>
      </style:paragraph-properties>
    </style:style>
    <style:style style:name="T195"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196"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197" style:parent-style-name="Обычный" style:family="paragraph">
      <style:paragraph-properties style:vertical-align="baseline" fo:margin-bottom="0in" fo:line-height="100%" fo:margin-left="0.5in">
        <style:tab-stops/>
      </style:paragraph-properties>
    </style:style>
    <style:style style:name="T198"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199"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200" style:parent-style-name="Обычный" style:family="paragraph">
      <style:paragraph-properties style:vertical-align="baseline" fo:margin-bottom="0in" fo:line-height="100%" fo:margin-left="0.5in">
        <style:tab-stops/>
      </style:paragraph-properties>
    </style:style>
    <style:style style:name="T201"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202"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203" style:parent-style-name="Обычный" style:family="paragraph">
      <style:paragraph-properties style:vertical-align="baseline" fo:margin-bottom="0in" fo:line-height="100%"/>
    </style:style>
    <style:style style:name="T204"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205" style:parent-style-name="Обычный" style:family="paragraph">
      <style:paragraph-properties style:vertical-align="baseline" fo:margin-bottom="0in" fo:line-height="100%" fo:margin-left="0.5in">
        <style:tab-stops/>
      </style:paragraph-properties>
    </style:style>
    <style:style style:name="T206"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07" style:parent-style-name="Основнойшрифтабзаца" style:family="text">
      <style:text-properties style:font-name="inherit" style:font-name-asian="Times New Roman" style:font-name-complex="Segoe UI" fo:font-style="italic" style:font-style-asian="italic" style:font-style-complex="italic" fo:color="#232629" fo:font-size="10pt" style:font-size-asian="10pt" style:font-size-complex="10pt" fo:language="en" fo:country="US" style:language-asian="ru" style:country-asian="RU"/>
    </style:style>
    <style:style style:name="T208"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09" style:parent-style-name="Основнойшрифтабзаца" style:family="text">
      <style:text-properties style:font-name="inherit" style:font-name-asian="Times New Roman" style:font-name-complex="Segoe UI" fo:font-style="italic" style:font-style-asian="italic" style:font-style-complex="italic" fo:color="#232629" fo:font-size="10pt" style:font-size-asian="10pt" style:font-size-complex="10pt" fo:language="en" fo:country="US" style:language-asian="ru" style:country-asian="RU"/>
    </style:style>
    <style:style style:name="T210"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11"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212" style:parent-style-name="Обычный" style:family="paragraph">
      <style:text-properties fo:language="en" fo:country="US"/>
    </style:style>
    <style:style style:name="P213" style:parent-style-name="Обычный" style:family="paragraph">
      <style:text-properties fo:language="en" fo:country="US"/>
    </style:style>
    <style:style style:name="P214" style:parent-style-name="Обычный" style:family="paragraph">
      <style:text-properties fo:language="en" fo:country="US"/>
    </style:style>
    <style:style style:name="P215" style:parent-style-name="Обычный" style:family="paragraph">
      <style:text-properties fo:language="en" fo:country="US"/>
    </style:style>
    <style:style style:name="P216" style:parent-style-name="Обычный" style:family="paragraph">
      <style:text-properties fo:language="en" fo:country="US"/>
    </style:style>
    <style:style style:name="P217" style:parent-style-name="Обычный" style:family="paragraph">
      <style:text-properties fo:language="en" fo:country="US"/>
    </style:style>
    <style:style style:name="P218" style:parent-style-name="Обычный" style:family="paragraph">
      <style:text-properties fo:language="en" fo:country="US"/>
    </style:style>
    <style:style style:name="P219" style:parent-style-name="Обычный" style:family="paragraph">
      <style:text-properties fo:language="en" fo:country="US"/>
    </style:style>
    <style:style style:name="P220" style:parent-style-name="Обычный" style:family="paragraph">
      <style:text-properties fo:language="en" fo:country="US"/>
    </style:style>
    <style:style style:name="P221" style:parent-style-name="Обычный" style:family="paragraph">
      <style:text-properties fo:language="en" fo:country="US"/>
    </style:style>
    <style:style style:name="P222" style:parent-style-name="Обычный" style:family="paragraph">
      <style:text-properties fo:language="en" fo:country="US"/>
    </style:style>
    <style:style style:name="P223" style:parent-style-name="Обычный" style:family="paragraph">
      <style:text-properties fo:language="en" fo:country="US"/>
    </style:style>
    <style:style style:name="P224" style:parent-style-name="Обычный" style:family="paragraph">
      <style:text-properties fo:language="en" fo:country="US"/>
    </style:style>
    <style:style style:name="P225" style:parent-style-name="Обычный" style:family="paragraph">
      <style:text-properties fo:language="en" fo:country="US"/>
    </style:style>
    <style:style style:name="P226" style:parent-style-name="Обычный" style:family="paragraph">
      <style:text-properties fo:language="en" fo:country="US"/>
    </style:style>
    <style:style style:name="P227" style:parent-style-name="Обычный" style:family="paragraph">
      <style:text-properties fo:language="en" fo:country="US"/>
    </style:style>
    <style:style style:name="P228" style:parent-style-name="Обычный" style:family="paragraph">
      <style:text-properties fo:language="en" fo:country="US"/>
    </style:style>
    <style:style style:name="P229" style:parent-style-name="Обычный" style:family="paragraph">
      <style:text-properties fo:language="en" fo:country="US"/>
    </style:style>
    <style:style style:name="P230" style:parent-style-name="Обычный" style:family="paragraph">
      <style:text-properties fo:language="en" fo:country="US"/>
    </style:style>
    <style:style style:name="P231" style:parent-style-name="Обычный" style:family="paragraph">
      <style:text-properties fo:language="en" fo:country="US"/>
    </style:style>
    <style:style style:name="P232" style:parent-style-name="Обычный" style:family="paragraph">
      <style:text-properties fo:language="en" fo:country="US"/>
    </style:style>
    <style:style style:name="P233" style:parent-style-name="Обычный" style:family="paragraph">
      <style:paragraph-properties style:vertical-align="baseline" fo:margin-top="0.0694in"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234" style:parent-style-name="Обычный" style:family="paragraph">
      <style:paragraph-properties style:vertical-align="baseline" fo:margin-bottom="0in" fo:line-height="100%"/>
    </style:style>
    <style:style style:name="T235"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236"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237"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238" style:parent-style-name="Обычный" style:family="paragraph">
      <style:paragraph-properties style:vertical-align="baseline" fo:margin-bottom="0in" fo:line-height="100%" fo:margin-left="1in">
        <style:tab-stops/>
      </style:paragraph-properties>
    </style:style>
    <style:style style:name="T239"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240"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41"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T242"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43"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244" style:parent-style-name="Обычный" style:family="paragraph">
      <style:paragraph-properties style:vertical-align="baseline" fo:margin-bottom="0in" fo:line-height="100%"/>
    </style:style>
    <style:style style:name="T245" style:parent-style-name="Основнойшрифтабзаца" style:family="text">
      <style:text-properties style:font-name="inherit" style:font-name-asian="Times New Roman" style:font-name-complex="Segoe UI" fo:color="#0000FF" style:letter-kerning="true" fo:font-size="24pt" style:font-size-asian="24pt" style:font-size-complex="24pt" style:text-underline-type="single" style:text-underline-style="solid" style:text-underline-width="auto" style:text-underline-mode="continuous" fo:language="en" fo:country="US" style:language-asian="ru" style:country-asian="RU"/>
    </style:style>
    <style:style style:name="P246" style:parent-style-name="Обычный" style:family="paragraph">
      <style:paragraph-properties style:vertical-align="baseline" fo:margin-bottom="0in" fo:line-height="100%"/>
    </style:style>
    <style:style style:name="T247"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248" style:parent-style-name="Обычный" style:family="paragraph">
      <style:paragraph-properties style:vertical-align="baseline" fo:margin-bottom="0in" fo:line-height="100%"/>
    </style:style>
    <style:style style:name="T249"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50"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251" style:parent-style-name="Обычный" style:family="paragraph">
      <style:paragraph-properties style:vertical-align="baseline" fo:margin-bottom="0in" fo:line-height="100%"/>
    </style:style>
    <style:style style:name="T252"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53"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54"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255" style:parent-style-name="Обычный" style:family="paragraph">
      <style:paragraph-properties style:vertical-align="baseline" fo:margin-bottom="0in" fo:line-height="100%"/>
    </style:style>
    <style:style style:name="T256"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257"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258"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259"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260"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261"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262"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263"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264"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265"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266"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267"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268"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269" style:parent-style-name="Обычный" style:family="paragraph">
      <style:paragraph-properties style:vertical-align="baseline" fo:margin-bottom="0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270" style:parent-style-name="Обычный" style:family="paragraph">
      <style:paragraph-properties style:vertical-align="baseline" fo:margin-bottom="0in" fo:line-height="100%"/>
    </style:style>
    <style:style style:name="T271"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272" style:parent-style-name="Обычный" style:family="paragraph">
      <style:paragraph-properties style:vertical-align="baseline" fo:margin-bottom="0in" fo:line-height="100%"/>
    </style:style>
    <style:style style:name="T273"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274" style:parent-style-name="Обычный" style:family="paragraph">
      <style:paragraph-properties style:vertical-align="baseline" fo:margin-bottom="0.1041in" fo:line-height="100%"/>
    </style:style>
    <style:style style:name="T275"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276" style:parent-style-name="Обычный" style:family="paragraph">
      <style:paragraph-properties style:vertical-align="baseline" fo:margin-bottom="0in" fo:line-height="100%"/>
    </style:style>
    <style:style style:name="T277"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278"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style:language-asian="ru" style:country-asian="RU"/>
    </style:style>
    <style:style style:name="P279" style:parent-style-name="Обычный" style:family="paragraph">
      <style:paragraph-properties style:vertical-align="baseline" fo:margin-bottom="0.0416in" fo:line-height="100%"/>
    </style:style>
    <style:style style:name="T280" style:parent-style-name="Основнойшрифтабзаца" style:family="text">
      <style:text-properties style:font-name="inherit" style:font-name-asian="Times New Roman" style:font-name-complex="Segoe UI" fo:color="#0000FF" fo:font-size="9pt" style:font-size-asian="9pt" style:font-size-complex="9pt" style:text-underline-type="single" style:text-underline-style="solid" style:text-underline-width="auto" style:text-underline-mode="continuous" style:language-asian="ru" style:country-asian="RU"/>
    </style:style>
    <style:style style:name="T281" style:parent-style-name="Основнойшрифтабзаца" style:family="text">
      <style:text-properties style:font-name="inherit" style:font-name-asian="Times New Roman" style:font-name-complex="Segoe UI" fo:color="#0000FF" fo:font-size="9pt" style:font-size-asian="9pt" style:font-size-complex="9pt" style:language-asian="ru" style:country-asian="RU"/>
    </style:style>
    <style:style style:name="P282" style:parent-style-name="Обычный" style:family="paragraph">
      <style:paragraph-properties style:vertical-align="baseline" fo:margin-bottom="0in" fo:line-height="100%"/>
    </style:style>
    <style:style style:name="P283" style:parent-style-name="Обычный" style:family="paragraph">
      <style:paragraph-properties style:vertical-align="baseline" fo:margin-bottom="0in" fo:line-height="100%"/>
    </style:style>
    <style:style style:name="T284"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285" style:parent-style-name="Обычный" style:family="paragraph">
      <style:paragraph-properties style:vertical-align="baseline" fo:margin-bottom="0in" fo:line-height="100%"/>
    </style:style>
    <style:style style:name="P286" style:parent-style-name="Обычный" style:family="paragraph">
      <style:paragraph-properties style:vertical-align="baseline" fo:margin-bottom="0in" style:line-height-at-least="0.177in"/>
    </style:style>
    <style:style style:name="T287"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288" style:parent-style-name="Обычный" style:family="paragraph">
      <style:paragraph-properties style:vertical-align="baseline" fo:margin-bottom="0in" style:line-height-at-least="0.177in"/>
    </style:style>
    <style:style style:name="T289"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290"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291" style:parent-style-name="Обычный" style:family="paragraph">
      <style:paragraph-properties style:vertical-align="baseline" fo:margin-bottom="0.0416in" fo:line-height="100%"/>
    </style:style>
    <style:style style:name="T292"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293" style:parent-style-name="Основнойшрифтабзаца" style:family="text">
      <style:text-properties style:font-name="inherit" style:font-name-asian="Times New Roman" style:font-name-complex="Segoe UI" fo:color="#232629" fo:font-size="9pt" style:font-size-asian="9pt" style:font-size-complex="9pt" style:language-asian="ru" style:country-asian="RU"/>
    </style:style>
    <style:style style:name="P294" style:parent-style-name="Обычный" style:family="paragraph">
      <style:paragraph-properties style:vertical-align="baseline" fo:margin-bottom="0in" fo:line-height="100%"/>
    </style:style>
    <style:style style:name="P295" style:parent-style-name="Обычный" style:family="paragraph">
      <style:paragraph-properties style:vertical-align="baseline" fo:margin-bottom="0in" fo:line-height="100%"/>
    </style:style>
    <style:style style:name="T296"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297" style:parent-style-name="Обычный" style:family="paragraph">
      <style:paragraph-properties style:vertical-align="baseline" fo:margin-bottom="0in" fo:line-height="100%"/>
    </style:style>
    <style:style style:name="P298" style:parent-style-name="Обычный" style:family="paragraph">
      <style:paragraph-properties style:vertical-align="baseline" fo:margin-bottom="0in" style:line-height-at-least="0.177in"/>
    </style:style>
    <style:style style:name="T299"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300" style:parent-style-name="Обычный" style:family="paragraph">
      <style:paragraph-properties style:vertical-align="baseline" fo:margin-bottom="0in" style:line-height-at-least="0.177in"/>
    </style:style>
    <style:style style:name="T301"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302"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03" style:parent-style-name="Обычный" style:family="paragraph">
      <style:paragraph-properties style:vertical-align="baseline" fo:margin-bottom="0in" fo:line-height="100%"/>
    </style:style>
    <style:style style:name="T304"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305" style:parent-style-name="Обычный" style:family="paragraph">
      <style:paragraph-properties style:vertical-align="baseline" fo:margin-bottom="0in" fo:line-height="100%" fo:margin-left="0.5in">
        <style:tab-stops/>
      </style:paragraph-properties>
    </style:style>
    <style:style style:name="T306"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07"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08" style:parent-style-name="Обычный" style:family="paragraph">
      <style:paragraph-properties style:vertical-align="baseline" fo:margin-bottom="0in" fo:line-height="100%" fo:margin-left="0.5in">
        <style:tab-stops/>
      </style:paragraph-properties>
    </style:style>
    <style:style style:name="T309"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310"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311" style:parent-style-name="Обычный" style:family="paragraph">
      <style:paragraph-properties style:vertical-align="baseline" fo:margin-bottom="0in" fo:line-height="100%" fo:margin-left="0.5in">
        <style:tab-stops/>
      </style:paragraph-properties>
    </style:style>
    <style:style style:name="T312"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313"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314" style:parent-style-name="Обычный" style:family="paragraph">
      <style:paragraph-properties style:vertical-align="baseline" fo:margin-bottom="0in" fo:line-height="100%"/>
    </style:style>
    <style:style style:name="T315"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316" style:parent-style-name="Обычный" style:family="paragraph">
      <style:paragraph-properties style:vertical-align="baseline" fo:margin-bottom="0in" fo:line-height="100%" fo:margin-left="0.5in">
        <style:tab-stops/>
      </style:paragraph-properties>
    </style:style>
    <style:style style:name="T317"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18"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19" style:parent-style-name="Обычный" style:family="paragraph">
      <style:paragraph-properties style:vertical-align="baseline" fo:margin-bottom="0in" fo:line-height="100%" fo:margin-left="0.5in">
        <style:tab-stops/>
      </style:paragraph-properties>
    </style:style>
    <style:style style:name="T320"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21"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322" style:parent-style-name="Обычный" style:family="paragraph">
      <style:paragraph-properties style:vertical-align="baseline" fo:margin-bottom="0in" fo:line-height="100%" fo:margin-left="0.5in">
        <style:tab-stops/>
      </style:paragraph-properties>
    </style:style>
    <style:style style:name="T323"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24" style:parent-style-name="Основнойшрифтабзаца" style:family="text">
      <style:text-properties style:font-name="inherit" style:font-name-asian="Times New Roman" style:font-name-complex="Segoe UI" fo:color="#0000FF" fo:font-size="10pt" style:font-size-asian="10pt" style:font-size-complex="10pt" fo:language="en" fo:country="US" style:language-asian="ru" style:country-asian="RU"/>
    </style:style>
    <style:style style:name="P325" style:parent-style-name="Обычный" style:family="paragraph">
      <style:paragraph-properties style:vertical-align="baseline" fo:margin-bottom="0in" fo:line-height="100%"/>
    </style:style>
    <style:style style:name="T326" style:parent-style-name="Основнойшрифтабзаца" style:family="text">
      <style:text-properties style:font-name="inherit" style:font-name-asian="Times New Roman" style:font-name-complex="Segoe UI" fo:color="#838C95"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327" style:parent-style-name="Обычный" style:family="paragraph">
      <style:paragraph-properties style:vertical-align="baseline" fo:margin-bottom="0.0694in" fo:line-height="100%"/>
      <style:text-properties style:font-name="inherit" style:font-name-asian="Times New Roman" style:font-name-complex="Segoe UI" fo:color="#232629" fo:font-size="18pt" style:font-size-asian="18pt" style:font-size-complex="18pt" fo:language="en" fo:country="US" style:language-asian="ru" style:country-asian="RU"/>
    </style:style>
    <style:style style:name="P328"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29" style:parent-style-name="Обычный" style:family="paragraph">
      <style:paragraph-properties style:vertical-align="baseline" fo:margin-bottom="0in" fo:line-height="100%"/>
    </style:style>
    <style:style style:name="T330"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31"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32" style:parent-style-name="Обычный" style:family="paragraph">
      <style:paragraph-properties style:vertical-align="baseline" fo:margin-bottom="0.0694in" fo:line-height="100%"/>
      <style:text-properties style:font-name="inherit" style:font-name-asian="Times New Roman" style:font-name-complex="Segoe UI" fo:color="#232629" fo:font-size="11.5pt" style:font-size-asian="11.5pt" style:font-size-complex="11.5pt" fo:language="en" fo:country="US" style:language-asian="ru" style:country-asian="RU"/>
    </style:style>
    <style:style style:name="P333" style:parent-style-name="Обычный" style:family="paragraph">
      <style:paragraph-properties style:vertical-align="baseline"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inherit" style:font-name-asian="Times New Roman" style:font-name-complex="Courier New" fo:color="#232629" fo:font-size="10pt" style:font-size-asian="10pt" style:font-size-complex="10pt" fo:language="en" fo:country="US" style:language-asian="ru" style:country-asian="RU"/>
    </style:style>
    <style:style style:name="P334" style:parent-style-name="Обычный" style:family="paragraph">
      <style:paragraph-properties style:vertical-align="baseline" fo:margin-bottom="0in" fo:line-height="100%"/>
    </style:style>
    <style:style style:name="T335"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336" style:parent-style-name="Обычный" style:family="paragraph">
      <style:paragraph-properties style:vertical-align="baseline" fo:margin-bottom="0in" fo:line-height="100%"/>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37" style:parent-style-name="Обычный" style:family="paragraph">
      <style:paragraph-properties style:vertical-align="baseline" fo:margin-bottom="0.0416in" fo:line-height="100%"/>
    </style:style>
    <style:style style:name="T338" style:parent-style-name="Основнойшрифтабзаца" style:family="text">
      <style:text-properties style:font-name="inherit" style:font-name-asian="Times New Roman" style:font-name-complex="Segoe UI" fo:color="#0000FF" fo:font-size="9pt" style:font-size-asian="9pt" style:font-size-complex="9pt" style:text-underline-type="single" style:text-underline-style="solid" style:text-underline-width="auto" style:text-underline-mode="continuous" fo:language="en" fo:country="US" style:language-asian="ru" style:country-asian="RU"/>
    </style:style>
    <style:style style:name="T339" style:parent-style-name="Основнойшрифтабзаца" style:family="text">
      <style:text-properties style:font-name="inherit" style:font-name-asian="Times New Roman" style:font-name-complex="Segoe UI" fo:color="#0000FF" fo:font-size="9pt" style:font-size-asian="9pt" style:font-size-complex="9pt" fo:language="en" fo:country="US" style:language-asian="ru" style:country-asian="RU"/>
    </style:style>
    <style:style style:name="P340" style:parent-style-name="Обычный" style:family="paragraph">
      <style:paragraph-properties style:vertical-align="baseline" fo:margin-bottom="0in" fo:line-height="100%"/>
    </style:style>
    <style:style style:name="P341" style:parent-style-name="Обычный" style:family="paragraph">
      <style:paragraph-properties style:vertical-align="baseline" fo:margin-bottom="0in" fo:line-height="100%"/>
    </style:style>
    <style:style style:name="T342"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343" style:parent-style-name="Обычный" style:family="paragraph">
      <style:paragraph-properties style:vertical-align="baseline" fo:margin-bottom="0in" fo:line-height="100%"/>
    </style:style>
    <style:style style:name="P344" style:parent-style-name="Обычный" style:family="paragraph">
      <style:paragraph-properties style:vertical-align="baseline" fo:margin-bottom="0in" style:line-height-at-least="0.177in"/>
    </style:style>
    <style:style style:name="T345"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346" style:parent-style-name="Обычный" style:family="paragraph">
      <style:paragraph-properties style:vertical-align="baseline" fo:margin-bottom="0in" style:line-height-at-least="0.177in"/>
    </style:style>
    <style:style style:name="T347"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348"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49" style:parent-style-name="Обычный" style:family="paragraph">
      <style:paragraph-properties style:vertical-align="baseline" fo:margin-bottom="0.0416in" fo:line-height="100%"/>
    </style:style>
    <style:style style:name="T350"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351" style:parent-style-name="Основнойшрифтабзаца" style:family="text">
      <style:text-properties style:font-name="inherit" style:font-name-asian="Times New Roman" style:font-name-complex="Segoe UI" fo:color="#232629" fo:font-size="9pt" style:font-size-asian="9pt" style:font-size-complex="9pt" style:language-asian="ru" style:country-asian="RU"/>
    </style:style>
    <style:style style:name="P352" style:parent-style-name="Обычный" style:family="paragraph">
      <style:paragraph-properties style:vertical-align="baseline" fo:margin-bottom="0in" fo:line-height="100%"/>
    </style:style>
    <style:style style:name="P353" style:parent-style-name="Обычный" style:family="paragraph">
      <style:paragraph-properties style:vertical-align="baseline" fo:margin-bottom="0in" fo:line-height="100%"/>
    </style:style>
    <style:style style:name="T354"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355" style:parent-style-name="Обычный" style:family="paragraph">
      <style:paragraph-properties style:vertical-align="baseline" fo:margin-bottom="0in" fo:line-height="100%"/>
    </style:style>
    <style:style style:name="P356" style:parent-style-name="Обычный" style:family="paragraph">
      <style:paragraph-properties style:vertical-align="baseline" fo:margin-bottom="0in" style:line-height-at-least="0.177in"/>
    </style:style>
    <style:style style:name="T357"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fo:language="en" fo:country="US" style:language-asian="ru" style:country-asian="RU"/>
    </style:style>
    <style:style style:name="P358" style:parent-style-name="Обычный" style:family="paragraph">
      <style:paragraph-properties style:vertical-align="baseline" fo:margin-bottom="0in" style:line-height-at-least="0.177in"/>
    </style:style>
    <style:style style:name="T359" style:parent-style-name="Основнойшрифтабзаца" style:family="text">
      <style:text-properties style:font-name="inherit" style:font-name-asian="Times New Roman" style:font-name-complex="Segoe UI" fo:font-weight="bold" style:font-weight-asian="bold" style:font-weight-complex="bold" fo:color="#232629" fo:font-size="10pt" style:font-size-asian="10pt" style:font-size-complex="10pt" fo:language="en" fo:country="US" style:language-asian="ru" style:country-asian="RU"/>
    </style:style>
    <style:style style:name="T360"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61" style:parent-style-name="Обычный" style:family="paragraph">
      <style:paragraph-properties style:vertical-align="baseline" fo:margin-bottom="0in" fo:line-height="100%"/>
    </style:style>
    <style:style style:name="T362"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363" style:parent-style-name="Обычный" style:family="paragraph">
      <style:paragraph-properties style:vertical-align="baseline" fo:margin-bottom="0in" fo:line-height="100%" fo:margin-left="0.5in">
        <style:tab-stops/>
      </style:paragraph-properties>
    </style:style>
    <style:style style:name="T364"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65"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366"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367" style:parent-style-name="Обычный" style:family="paragraph">
      <style:paragraph-properties style:vertical-align="baseline" fo:margin-bottom="0in" fo:line-height="100%" fo:margin-left="0.5in">
        <style:tab-stops/>
      </style:paragraph-properties>
    </style:style>
    <style:style style:name="T368"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369"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370" style:parent-style-name="Обычный" style:family="paragraph">
      <style:paragraph-properties style:vertical-align="baseline" fo:margin-bottom="0in" fo:line-height="100%" fo:margin-left="0.5in">
        <style:tab-stops/>
      </style:paragraph-properties>
    </style:style>
    <style:style style:name="T371"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372"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373" style:parent-style-name="Обычный" style:family="paragraph">
      <style:paragraph-properties style:vertical-align="baseline" fo:margin-bottom="0in" fo:line-height="100%"/>
    </style:style>
    <style:style style:name="T374"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375" style:parent-style-name="Обычный" style:family="paragraph">
      <style:paragraph-properties style:vertical-align="baseline" fo:margin-bottom="0in" fo:line-height="100%" fo:margin-left="0.5in">
        <style:tab-stops/>
      </style:paragraph-properties>
    </style:style>
    <style:style style:name="T376"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77"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78" style:parent-style-name="Обычный" style:family="paragraph">
      <style:paragraph-properties style:vertical-align="baseline" fo:margin-bottom="0in" fo:line-height="100%" fo:margin-left="0.5in">
        <style:tab-stops/>
      </style:paragraph-properties>
    </style:style>
    <style:style style:name="T379"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380" style:parent-style-name="Основнойшрифтабзаца" style:family="text">
      <style:text-properties style:font-name="inherit" style:font-name-asian="Times New Roman" style:font-name-complex="Segoe UI" fo:color="#0000FF" fo:font-size="10pt" style:font-size-asian="10pt" style:font-size-complex="10pt" style:text-underline-type="single" style:text-underline-style="solid" style:text-underline-width="auto" style:text-underline-mode="continuous" style:language-asian="ru" style:country-asian="RU"/>
    </style:style>
    <style:style style:name="P381" style:parent-style-name="Обычный" style:family="paragraph">
      <style:paragraph-properties style:vertical-align="baseline" fo:margin-bottom="0in" fo:line-height="100%" fo:margin-left="0.5in">
        <style:tab-stops/>
      </style:paragraph-properties>
    </style:style>
    <style:style style:name="T382"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T383" style:parent-style-name="Основнойшрифтабзаца" style:family="text">
      <style:text-properties style:font-name="inherit" style:font-name-asian="Times New Roman" style:font-name-complex="Segoe UI" fo:color="#0000FF" fo:font-size="10pt" style:font-size-asian="10pt" style:font-size-complex="10pt" style:language-asian="ru" style:country-asian="RU"/>
    </style:style>
    <style:style style:name="P384" style:parent-style-name="Обычный" style:family="paragraph">
      <style:paragraph-properties style:vertical-align="baseline" fo:margin-bottom="0in" fo:line-height="100%"/>
    </style:style>
    <style:style style:name="T385" style:parent-style-name="Основнойшрифтабзаца" style:family="text">
      <style:text-properties style:font-name="inherit" style:font-name-asian="Times New Roman" style:font-name-complex="Segoe UI" fo:color="#232629" fo:font-size="10pt" style:font-size-asian="10pt" style:font-size-complex="10pt" style:language-asian="ru" style:country-asian="RU"/>
    </style:style>
    <style:style style:name="P386" style:parent-style-name="Обычный" style:family="paragraph">
      <style:paragraph-properties style:vertical-align="baseline" fo:margin-bottom="0in" fo:line-height="100%" fo:margin-left="0.5in">
        <style:tab-stops/>
      </style:paragraph-properties>
    </style:style>
    <style:style style:name="T387"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88" style:parent-style-name="Основнойшрифтабзаца" style:family="text">
      <style:text-properties style:font-name="inherit" style:font-name-asian="Times New Roman" style:font-name-complex="Segoe UI" fo:font-style="italic" style:font-style-asian="italic" style:font-style-complex="italic" fo:color="#232629" fo:font-size="10pt" style:font-size-asian="10pt" style:font-size-complex="10pt" fo:language="en" fo:country="US" style:language-asian="ru" style:country-asian="RU"/>
    </style:style>
    <style:style style:name="T389"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90" style:parent-style-name="Основнойшрифтабзаца" style:family="text">
      <style:text-properties style:font-name="inherit" style:font-name-asian="Times New Roman" style:font-name-complex="Segoe UI" fo:font-style="italic" style:font-style-asian="italic" style:font-style-complex="italic" fo:color="#232629" fo:font-size="10pt" style:font-size-asian="10pt" style:font-size-complex="10pt" fo:language="en" fo:country="US" style:language-asian="ru" style:country-asian="RU"/>
    </style:style>
    <style:style style:name="T391"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T392" style:parent-style-name="Основнойшрифтабзаца" style:family="text">
      <style:text-properties style:font-name="inherit" style:font-name-asian="Times New Roman" style:font-name-complex="Segoe UI" fo:color="#232629" fo:font-size="10pt" style:font-size-asian="10pt" style:font-size-complex="10pt" fo:language="en" fo:country="US" style:language-asian="ru" style:country-asian="RU"/>
    </style:style>
    <style:style style:name="P393" style:parent-style-name="Обычный" style:family="paragraph">
      <style:text-properties fo:language="en" fo:country="US"/>
    </style:style>
    <style:style style:family="graphic" style:name="a6" style:parent-style-name="Graphics">
      <style:graphic-properties fo:border="0.01042in none" fo:background-color="transparent" fo:clip="rect(0in, 0in, 0in, 0in)"/>
    </style:style>
    <style:style style:family="graphic" style:name="a0">
      <style:graphic-properties draw:fill="none" draw:stroke="none"/>
    </style:style>
    <style:style style:family="graphic" style:name="a7"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8"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9"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style:style style:family="graphic" style:name="a5">
      <style:graphic-properties draw:fill="none" draw:stroke="none"/>
    </style:style>
  </office:automatic-styles>
  <office:body>
    <office:text text:use-soft-page-breaks="true">
      <text:p text:style-name="P1"><text:a xlink:href="https://stackoverflow.com/" office:target-frame-name="_top" xlink:show="replace"><text:span text:style-name="T2">Stack Overflow</text:span></text:a></text:p>
      <text:list text:style-name="LFO1" text:continue-numbering="true">
        <text:list-item>
          <text:p text:style-name="P3"><text:a xlink:href="https://stackoverflow.co/" office:target-frame-name="_top" xlink:show="replace"><text:span text:style-name="T4">About</text:span></text:a></text:p>
        </text:list-item>
        <text:list-item>
          <text:p text:style-name="P5"><text:a xlink:href="https://stackoverflow.com/questions/317413/get-element-value-with-minidom-with-python" office:target-frame-name="_top" xlink:show="replace"><text:span text:style-name="T6">Products</text:span></text:a></text:p>
        </text:list-item>
        <text:list-item>
          <text:p text:style-name="P7"><text:a xlink:href="https://stackoverflow.com/teams" office:target-frame-name="_top" xlink:show="replace"><text:span text:style-name="T8">For Teams</text:span></text:a></text:p>
        </text:list-item>
      </text:list>
      <text:p text:style-name="P9">Начало формы</text:p>
      <text:p text:style-name="P10"/>
      <text:p text:style-name="P11">Конец формы</text:p>
      <text:list text:style-name="LFO2" text:continue-numbering="true">
        <text:list-item>
          <text:p text:style-name="P12"/>
        </text:list-item>
        <text:list-item>
          <text:p text:style-name="P13"/>
        </text:list-item>
        <text:list-item>
          <text:p text:style-name="P14"><text:a xlink:href="https://stackoverflow.com/users/login?ssrc=head&amp;returnurl=https%3a%2f%2fstackoverflow.com%2fquestions%2f317413%2fget-element-value-with-minidom-with-python" office:target-frame-name="_top" xlink:show="replace"><text:span text:style-name="T15">Log in</text:span></text:a></text:p>
        </text:list-item>
        <text:list-item>
          <text:p text:style-name="P16"><text:a xlink:href="https://stackoverflow.com/users/signup?ssrc=head&amp;returnurl=https%3a%2f%2fstackoverflow.com%2fquestions%2f317413%2fget-element-value-with-minidom-with-python" office:target-frame-name="_top" xlink:show="replace"><text:span text:style-name="T17">Sign up</text:span></text:a></text:p>
        </text:list-item>
      </text:list>
      <text:p text:style-name="P18"><text:span text:style-name="T19">Join Stack Overflow</text:span><text:span text:style-name="T20"> to find the best answer to your technical question, help others answer theirs.</text:span></text:p>
      <text:p text:style-name="P21"><text:a xlink:href="https://stackoverflow.com/users/signup?ssrc=hero&amp;returnurl=https%3a%2f%2fstackoverflow.com%2fquestions%2f317413%2fget-element-value-with-minidom-with-python" office:target-frame-name="_top" xlink:show="replace"><text:span text:style-name="T22">Sign up with email</text:span></text:a><text:span text:style-name="T23"> Sign up with Google Sign up with GitHub Sign up with Facebook</text:span></text:p>
      <text:p text:style-name="P24"><text:span text:style-name="T25">Начало</text:span><text:span text:style-name="T26"><text:s/></text:span><text:span text:style-name="T27">формы</text:span></text:p>
      <text:p text:style-name="P28"><text:span text:style-name="T29">Конец</text:span><text:span text:style-name="T30"><text:s/></text:span><text:span text:style-name="T31">формы</text:span></text:p>
      <text:list text:style-name="LFO3" text:continue-numbering="true">
        <text:list-item>
          <text:p text:style-name="P32"><text:a xlink:href="https://stackoverflow.com/" office:target-frame-name="_top" xlink:show="replace"/></text:p>
        </text:list-item>
      </text:list>
      <text:p text:style-name="P33"><text:span text:style-name="T34">Home</text:span></text:p>
      <text:p text:style-name="P35"/>
      <text:list text:style-name="LFO3" text:continue-numbering="true">
        <text:list-item>
          <text:p text:style-name="P36"/>
          <text:list text:continue-numbering="true">
            <text:list-item>
              <text:p text:style-name="P37">PUBLIC</text:p>
            </text:list-item>
            <text:list-item>
              <text:p text:style-name="P38"><text:a xlink:href="https://stackoverflow.com/questions" office:target-frame-name="_top" xlink:show="replace"><text:span text:style-name="T39">Questions</text:span></text:a></text:p>
            </text:list-item>
            <text:list-item>
              <text:p text:style-name="P40"><text:a xlink:href="https://stackoverflow.com/tags" office:target-frame-name="_top" xlink:show="replace"/></text:p>
            </text:list-item>
          </text:list>
        </text:list-item>
      </text:list>
      <text:p text:style-name="P41"><text:span text:style-name="T42">Tags</text:span></text:p>
      <text:p text:style-name="P43"/>
      <text:list text:style-name="LFO3" text:continue-numbering="true">
        <text:list-item>
          <text:list>
            <text:list-item>
              <text:p text:style-name="P44"><text:a xlink:href="https://stackoverflow.com/users" office:target-frame-name="_top" xlink:show="replace"/></text:p>
            </text:list-item>
          </text:list>
        </text:list-item>
      </text:list>
      <text:p text:style-name="P45"><text:span text:style-name="T46">Users</text:span></text:p>
      <text:p text:style-name="P47"/>
      <text:list text:style-name="LFO3" text:continue-numbering="true">
        <text:list-item>
          <text:list>
            <text:list-item>
              <text:p text:style-name="P48"><text:a xlink:href="https://stackoverflow.com/jobs/companies?so_medium=stackoverflow&amp;so_source=SiteNav" office:target-frame-name="_top" xlink:show="replace"/></text:p>
            </text:list-item>
          </text:list>
        </text:list-item>
      </text:list>
      <text:p text:style-name="P49"><text:span text:style-name="T50">Companies</text:span></text:p>
      <text:p text:style-name="P51"/>
      <text:list text:style-name="LFO3" text:continue-numbering="true">
        <text:list-item>
          <text:list>
            <text:list-item>
              <text:p text:style-name="P52">COLLECTIVES</text:p>
            </text:list-item>
            <text:list-item>
              <text:p text:style-name="P53"><text:a xlink:href="https://stackoverflow.com/collectives" office:target-frame-name="_top" xlink:show="replace"><text:span text:style-name="T54">Explore Collectives</text:span></text:a></text:p>
            </text:list-item>
          </text:list>
        </text:list-item>
        <text:list-item>
          <text:p text:style-name="P55"/>
          <text:list text:continue-numbering="true">
            <text:list-item>
              <text:p text:style-name="P56">TEAMS</text:p>
            </text:list-item>
          </text:list>
        </text:list-item>
      </text:list>
      <text:p text:style-name="P57"><text:span text:style-name="T58">Stack Overflow for Teams</text:span><text:span text:style-name="T59"> – Start collaborating and sharing organizational knowledge.</text:span><draw:custom-shape svg:x="0in" svg:y="0in" svg:width="1.44861in" svg:height="1.18889in" draw:id="id0" draw:style-name="a0" draw:name="Прямоугольник 15" text:anchor-type="as-char"><svg:title/><svg:desc/><draw:enhanced-geometry draw:type="non-primitive" svg:viewBox="0 0 21600 21600" draw:enhanced-path="M 0 0 L 21600 0 21600 21600 0 21600 Z N"/></draw:custom-shape><text:a xlink:href="https://try.stackoverflow.co/why-teams/?utm_source=so-owned&amp;utm_medium=side-bar&amp;utm_campaign=campaign-38&amp;utm_content=cta" office:target-frame-name="_top" xlink:show="replace"><text:span text:style-name="T60">Create a free Team</text:span></text:a><text:span text:style-name="T61"> </text:span><text:a xlink:href="https://stackoverflow.co/teams" office:target-frame-name="_top" xlink:show="replace"><text:span text:style-name="T62">Why Teams?</text:span></text:a></text:p>
      <text:h text:style-name="P63" text:outline-level="1"><text:a xlink:href="https://stackoverflow.com/questions/317413/get-element-value-with-minidom-with-python" office:target-frame-name="_top" xlink:show="replace"><text:span text:style-name="T64">Get Element value with minidom with Python</text:span></text:a></text:h>
      <text:p text:style-name="P65"><text:a xlink:href="https://stackoverflow.com/questions/ask" office:target-frame-name="_top" xlink:show="replace"><text:span text:style-name="T66">Ask Question</text:span></text:a></text:p>
      <text:p text:style-name="P67"><text:span text:style-name="T68">Asked</text:span><text:span text:style-name="T69"> 13 years, 10 months ago</text:span></text:p>
      <text:p text:style-name="P70"><text:span text:style-name="T71">Modified</text:span><text:span text:style-name="T72"> </text:span><text:a office:title="2020-04-03 22:37:54Z" xlink:href="https://stackoverflow.com/questions/317413/get-element-value-with-minidom-with-python?lastactivity" office:target-frame-name="_top" xlink:show="replace"><text:span text:style-name="T73">2 years, 5 months ago</text:span></text:a></text:p>
      <text:p text:style-name="P74"><text:span text:style-name="T75">Viewed</text:span><text:span text:style-name="T76"> 164k times</text:span></text:p>
      <text:p text:style-name="P77">126</text:p>
      <text:p text:style-name="P78">28</text:p>
      <text:p text:style-name="P79">I am creating a GUI frontend for the Eve Online API in Python.</text:p>
      <text:p text:style-name="P80">I have successfully pulled the XML data from their server.</text:p>
      <text:p text:style-name="P81">I am trying to grab the value from a node called "name":</text:p>
      <text:p text:style-name="P82">from xml.dom.minidom import parse</text:p>
      <text:soft-page-break/>
      <text:p text:style-name="P83">dom = parse("C:\\eve.xml")</text:p>
      <text:p text:style-name="P84">name = dom.getElementsByTagName('name')</text:p>
      <text:p text:style-name="P85">print name</text:p>
      <text:p text:style-name="P86">This seems to find the node, but the output is below:</text:p>
      <text:p text:style-name="P87">[&lt;DOM Element: name at 0x11e6d28&gt;]</text:p>
      <text:p text:style-name="P88">How could I get it to print the value of the node?</text:p>
      <text:list text:style-name="LFO4" text:continue-numbering="true">
        <text:list-item>
          <text:p text:style-name="P89"><text:a office:title="show questions tagged 'python'" xlink:href="https://stackoverflow.com/questions/tagged/python" office:target-frame-name="_top" xlink:show="replace"><text:span text:style-name="T90">python</text:span></text:a></text:p>
        </text:list-item>
        <text:list-item>
          <text:p text:style-name="P91"><text:a office:title="show questions tagged 'dom'" xlink:href="https://stackoverflow.com/questions/tagged/dom" office:target-frame-name="_top" xlink:show="replace"><text:span text:style-name="T92">dom</text:span></text:a></text:p>
        </text:list-item>
        <text:list-item>
          <text:p text:style-name="P93"><text:a office:title="show questions tagged 'minidom'" xlink:href="https://stackoverflow.com/questions/tagged/minidom" office:target-frame-name="_top" xlink:show="replace"><text:span text:style-name="T94">minidom</text:span></text:a></text:p>
        </text:list-item>
      </text:list>
      <text:p text:style-name="P95"><text:a office:title="Short permalink to this question" xlink:href="https://stackoverflow.com/q/317413" office:target-frame-name="_top" xlink:show="replace"><text:span text:style-name="T96">Share</text:span></text:a></text:p>
      <text:p text:style-name="P97">Follow</text:p>
      <text:p text:style-name="P98"><text:a office:title="show all edits to this post" xlink:href="https://stackoverflow.com/posts/317413/revisions" office:target-frame-name="_top" xlink:show="replace"><text:span text:style-name="T99">edited </text:span><text:span text:style-name="T100">Mar 14, 2016 at 11:17</text:span></text:a></text:p>
      <text:p text:style-name="P101"><text:a xlink:href="https://stackoverflow.com/users/562769/martin-thoma" office:target-frame-name="_top" xlink:show="replace"/></text:p>
      <text:p text:style-name="P102"><text:span text:style-name="T103"><draw:frame draw:style-name="a1" draw:name="Рисунок 14" text:anchor-type="as-char" svg:x="0in" svg:y="0in" svg:width="0.33542in" svg:height="0.33542in" style:rel-width="scale" style:rel-height="scale"><draw:image xlink:href="media/image1.jpeg" xlink:type="simple" xlink:show="embed" xlink:actuate="onLoad"/><svg:title/><svg:desc>Martin Thoma's user avatar</svg:desc></draw:frame></text:span></text:p>
      <text:p text:style-name="P104"/>
      <text:p text:style-name="P105"><text:a xlink:href="https://stackoverflow.com/users/562769/martin-thoma" office:target-frame-name="_top" xlink:show="replace"><text:span text:style-name="T106">Martin Thoma</text:span></text:a></text:p>
      <text:p text:style-name="P107"><text:span text:style-name="T108">113k</text:span><text:span text:style-name="T109">148148 gold badges570570 silver badges875875 bronze badges</text:span></text:p>
      <text:p text:style-name="P110"><text:span text:style-name="T111">asked </text:span><text:span text:style-name="T112">Nov 25, 2008 at 13:57</text:span></text:p>
      <text:p text:style-name="P113"><text:a xlink:href="https://stackoverflow.com/users/30786/railsson" office:target-frame-name="_top" xlink:show="replace"/></text:p>
      <text:p text:style-name="P114"><text:span text:style-name="T115"><draw:frame draw:style-name="a2" draw:name="Рисунок 13" text:anchor-type="as-char" svg:x="0in" svg:y="0in" svg:width="0.33542in" svg:height="0.33542in" style:rel-width="scale" style:rel-height="scale"><draw:image xlink:href="media/image2.png" xlink:type="simple" xlink:show="embed" xlink:actuate="onLoad"/><svg:title/><svg:desc>RailsSon's user avatar</svg:desc></draw:frame></text:span></text:p>
      <text:p text:style-name="P116"/>
      <text:p text:style-name="P117"><text:a xlink:href="https://stackoverflow.com/users/30786/railsson" office:target-frame-name="_top" xlink:show="replace"><text:span text:style-name="T118">RailsSon</text:span></text:a></text:p>
      <text:p text:style-name="P119"><text:span text:style-name="T120">19.2k</text:span><text:span text:style-name="T121">3131 gold badges8181 silver badges104104 bronze badges</text:span></text:p>
      <text:list text:style-name="LFO5" text:continue-numbering="true">
        <text:list-item>
          <text:p text:style-name="P122"><text:span text:style-name="T123">7</text:span></text:p>
        </text:list-item>
      </text:list>
      <text:p text:style-name="P124"><text:span text:style-name="T125">It's starting to look like the answer to most "minidom" questions is "use ElementTree".</text:span><text:span text:style-name="T126"> </text:span></text:p>
      <text:p text:style-name="P127"><text:span text:style-name="T128">– </text:span><text:a office:title="63,053 reputation" xlink:href="https://stackoverflow.com/users/84704/warren-p" office:target-frame-name="_top" xlink:show="replace"><text:span text:style-name="T129">Warren P</text:span></text:a></text:p>
      <text:p text:style-name="P130"><text:span text:style-name="T131"> </text:span><text:a xlink:href="https://stackoverflow.com/questions/317413/get-element-value-with-minidom-with-python#comment18624357_317413" office:target-frame-name="_top" xlink:show="replace"><text:span text:style-name="T132">Nov 27, 2012 at 16:16</text:span></text:a></text:p>
      <text:list text:style-name="LFO5" text:continue-numbering="true">
        <text:list-item>
          <text:p text:style-name="P133"><text:span text:style-name="T134">1</text:span></text:p>
        </text:list-item>
      </text:list>
      <text:p text:style-name="P135"><text:span text:style-name="T136">Otoh, if you learn minidom instead of ElementTree, you may take a little longer to start, but you will then be able to do exactly the same thing in practically any other programming language you know or eventually learn, and also be able to leverage many other tools. You pays your money and takes your choice.</text:span><text:span text:style-name="T137"> </text:span></text:p>
      <text:p text:style-name="P138"><text:span text:style-name="T139">– </text:span><text:a office:title="1,176 reputation" xlink:href="https://stackoverflow.com/users/266371/textgeek" office:target-frame-name="_top" xlink:show="replace"><text:span text:style-name="T140">TextGeek</text:span></text:a></text:p>
      <text:p text:style-name="P141"><text:span text:style-name="T142"> </text:span><text:a xlink:href="https://stackoverflow.com/questions/317413/get-element-value-with-minidom-with-python#comment116529864_317413" office:target-frame-name="_top" xlink:show="replace"><text:span text:style-name="T143">Jan 26, 2021 at 18:55</text:span></text:a></text:p>
      <text:p text:style-name="P144"><text:a office:title="Use comments to ask for more information or suggest improvements. Avoid answering questions in comments." xlink:href="https://stackoverflow.com/questions/317413/get-element-value-with-minidom-with-python" office:target-frame-name="_top" xlink:show="replace"><text:span text:style-name="T145">Add a comment</text:span></text:a></text:p>
      <text:h text:style-name="P146" text:outline-level="2"><text:bookmark-start text:name="tab-top"/><text:bookmark-end text:name="tab-top"/>9 Answers</text:h>
      <text:p text:style-name="P147">Sorted by:</text:p>
      <text:p text:style-name="P148"><text:span text:style-name="T149">                                                                        </text:span></text:p>
      <text:p text:style-name="P150"><text:bookmark-start text:name="317421"/><text:bookmark-end text:name="317421"/>189</text:p>
      <text:p text:style-name="P151">It should just be</text:p>
      <text:p text:style-name="P152">name[0].firstChild.nodeValue</text:p>
      <text:p text:style-name="P153"><text:a office:title="Short permalink to this answer" xlink:href="https://stackoverflow.com/a/317421" office:target-frame-name="_top" xlink:show="replace"><text:span text:style-name="T154">Share</text:span></text:a></text:p>
      <text:p text:style-name="P155">Follow</text:p>
      <text:p text:style-name="P156"><text:a office:title="show all edits to this post" xlink:href="https://stackoverflow.com/posts/317421/revisions" office:target-frame-name="_top" xlink:show="replace"><text:span text:style-name="T157">edited </text:span><text:span text:style-name="T158">Jun 16, 2012 at 2:19</text:span></text:a></text:p>
      <text:p text:style-name="P159"><text:a xlink:href="https://stackoverflow.com/users/1002509/newbie" office:target-frame-name="_top" xlink:show="replace"/></text:p>
      <text:p text:style-name="P160"><text:span text:style-name="T161"><draw:frame draw:style-name="a3" draw:name="Рисунок 12" text:anchor-type="as-char" svg:x="0in" svg:y="0in" svg:width="0.33542in" svg:height="0.33542in" style:rel-width="scale" style:rel-height="scale"><draw:image xlink:href="media/image3.png" xlink:type="simple" xlink:show="embed" xlink:actuate="onLoad"/><svg:title/><svg:desc>newbie's user avatar</svg:desc></draw:frame></text:span></text:p>
      <text:p text:style-name="P162"/>
      <text:p text:style-name="P163"><text:a xlink:href="https://stackoverflow.com/users/1002509/newbie" office:target-frame-name="_top" xlink:show="replace"><text:span text:style-name="T164">newbie</text:span></text:a></text:p>
      <text:p text:style-name="P165"><text:span text:style-name="T166">1,445</text:span><text:span text:style-name="T167">22 gold badges1717 silver badges4242 bronze badges</text:span></text:p>
      <text:p text:style-name="P168"><text:span text:style-name="T169">answered </text:span><text:span text:style-name="T170">Nov 25, 2008 at 13:59</text:span></text:p>
      <text:p text:style-name="P171"><text:a xlink:href="https://stackoverflow.com/users/7536/eduffy" office:target-frame-name="_top" xlink:show="replace"/></text:p>
      <text:p text:style-name="P172"><text:span text:style-name="T173"><draw:frame draw:style-name="a4" draw:name="Рисунок 11" text:anchor-type="as-char" svg:x="0in" svg:y="0in" svg:width="0.33542in" svg:height="0.33542in" style:rel-width="scale" style:rel-height="scale"><draw:image xlink:href="media/image4.png" xlink:type="simple" xlink:show="embed" xlink:actuate="onLoad"/><svg:title/><svg:desc>eduffy's user avatar</svg:desc></draw:frame></text:span></text:p>
      <text:p text:style-name="P174"/>
      <text:p text:style-name="P175"><text:a xlink:href="https://stackoverflow.com/users/7536/eduffy" office:target-frame-name="_top" xlink:show="replace"><text:span text:style-name="T176">eduffy</text:span></text:a></text:p>
      <text:p text:style-name="P177"><text:span text:style-name="T178">38.2k</text:span><text:span text:style-name="T179">1212 gold badges9393 silver badges9191 bronze badges</text:span></text:p>
      <text:list text:style-name="LFO6" text:continue-numbering="true">
        <text:list-item>
          <text:p text:style-name="P180"><text:span text:style-name="T181">5</text:span></text:p>
        </text:list-item>
      </text:list>
      <text:p text:style-name="P182"><text:span text:style-name="T183">When I do name[0].nodeValue is gives back "None", just to test I passed it name[0].nodeName and it gave me "name" which is correct.<text:s/></text:span><text:span text:style-name="T184">Any ideas?</text:span><text:span text:style-name="T185"> </text:span></text:p>
      <text:p text:style-name="P186"><text:span text:style-name="T187">– </text:span><text:a office:title="19,177 reputation" xlink:href="https://stackoverflow.com/users/30786/railsson" office:target-frame-name="_top" xlink:show="replace"><text:span text:style-name="T188">RailsSon</text:span></text:a></text:p>
      <text:p text:style-name="P189"><text:span text:style-name="T190"> </text:span><text:a xlink:href="https://stackoverflow.com/questions/317413/get-element-value-with-minidom-with-python#comment159067_317421" office:target-frame-name="_top" xlink:show="replace"><text:span text:style-name="T191">Nov 25, 2008 at 14:09</text:span></text:a></text:p>
      <text:list text:style-name="LFO6" text:continue-numbering="true">
        <text:list-item>
          <text:p text:style-name="P192"><text:span text:style-name="T193">28</text:span></text:p>
        </text:list-item>
      </text:list>
      <text:p text:style-name="P194"><text:span text:style-name="T195">What about name[0].firstChild.nodeValue ?</text:span><text:span text:style-name="T196"> </text:span></text:p>
      <text:p text:style-name="P197"><text:span text:style-name="T198">– </text:span><text:a office:title="38,208 reputation" xlink:href="https://stackoverflow.com/users/7536/eduffy" office:target-frame-name="_top" xlink:show="replace"><text:span text:style-name="T199">eduffy</text:span></text:a></text:p>
      <text:p text:style-name="P200"><text:span text:style-name="T201"> </text:span><text:a xlink:href="https://stackoverflow.com/questions/317413/get-element-value-with-minidom-with-python#comment159173_317421" office:target-frame-name="_top" xlink:show="replace"><text:span text:style-name="T202">Nov 25, 2008 at 14:49</text:span></text:a></text:p>
      <text:list text:style-name="LFO6" text:continue-numbering="true">
        <text:list-item>
          <text:p text:style-name="P203"><text:span text:style-name="T204">7</text:span></text:p>
        </text:list-item>
      </text:list>
      <text:p text:style-name="P205"><text:span text:style-name="T206">Just beware that you are not relying on implementation details in the xml-generator. There are no guarantees that the first child is </text:span><text:span text:style-name="T207">the</text:span><text:span text:style-name="T208"> text node nor the </text:span><text:span text:style-name="T209">only</text:span><text:span text:style-name="T210"> text node in any cases where there can be more than one child node.</text:span><text:span text:style-name="T211"> </text:span></text:p>
      <text:p text:style-name="P212"/>
      <text:p text:style-name="P213"/>
      <text:p text:style-name="P214"/>
      <text:p text:style-name="P215"/>
      <text:p text:style-name="P216"/>
      <text:p text:style-name="P217"/>
      <text:p text:style-name="P218"/>
      <text:p text:style-name="P219"/>
      <text:p text:style-name="P220"/>
      <text:p text:style-name="P221"/>
      <text:p text:style-name="P222"/>
      <text:p text:style-name="P223"/>
      <text:p text:style-name="P224"/>
      <text:p text:style-name="P225"/>
      <text:p text:style-name="P226"/>
      <text:p text:style-name="P227"/>
      <text:p text:style-name="P228"/>
      <text:p text:style-name="P229"/>
      <text:p text:style-name="P230"/>
      <text:p text:style-name="P231"/>
      <text:p text:style-name="P232"/>
      <text:list text:style-name="LFO3" text:continue-numbering="true">
        <text:list-item>
          <text:list>
            <text:list-item>
              <text:p text:style-name="P233">COLLECTIVES</text:p>
            </text:list-item>
            <text:list-item>
              <text:p text:style-name="P234"><text:a xlink:href="https://stackoverflow.com/collectives" office:target-frame-name="_top" xlink:show="replace"><text:span text:style-name="T235">Explore Collectives</text:span></text:a></text:p>
            </text:list-item>
          </text:list>
        </text:list-item>
        <text:list-item>
          <text:p text:style-name="P236"/>
          <text:list text:continue-numbering="true">
            <text:list-item>
              <text:p text:style-name="P237">TEAMS</text:p>
            </text:list-item>
          </text:list>
        </text:list-item>
      </text:list>
      <text:p text:style-name="P238"><text:span text:style-name="T239">Stack Overflow for Teams</text:span><text:span text:style-name="T240"> – Start collaborating and sharing organizational knowledge.</text:span><draw:custom-shape svg:x="0in" svg:y="0in" svg:width="1.44861in" svg:height="1.18889in" draw:id="id1" draw:style-name="a5" draw:name="Прямоугольник 16" text:anchor-type="as-char"><svg:title/><svg:desc/><draw:enhanced-geometry draw:type="non-primitive" svg:viewBox="0 0 21600 21600" draw:enhanced-path="M 0 0 L 21600 0 21600 21600 0 21600 Z N"/></draw:custom-shape><text:a xlink:href="https://try.stackoverflow.co/why-teams/?utm_source=so-owned&amp;utm_medium=side-bar&amp;utm_campaign=campaign-38&amp;utm_content=cta" office:target-frame-name="_top" xlink:show="replace"><text:span text:style-name="T241">Create a free Team</text:span></text:a><text:span text:style-name="T242"> </text:span><text:a xlink:href="https://stackoverflow.co/teams" office:target-frame-name="_top" xlink:show="replace"><text:span text:style-name="T243">Why Teams?</text:span></text:a></text:p>
      <text:h text:style-name="P244" text:outline-level="1"><text:a xlink:href="https://stackoverflow.com/questions/317413/get-element-value-with-minidom-with-python" office:target-frame-name="_top" xlink:show="replace"><text:span text:style-name="T245">Get Element value with minidom with Python</text:span></text:a></text:h>
      <text:p text:style-name="P246"><text:a xlink:href="https://stackoverflow.com/questions/ask" office:target-frame-name="_top" xlink:show="replace"><text:span text:style-name="T247">Ask Question</text:span></text:a></text:p>
      <text:p text:style-name="P248"><text:span text:style-name="T249">Asked</text:span><text:span text:style-name="T250"> 13 years, 10 months ago</text:span></text:p>
      <text:p text:style-name="P251"><text:span text:style-name="T252">Modified</text:span><text:span text:style-name="T253"> </text:span><text:a office:title="2020-04-03 22:37:54Z" xlink:href="https://stackoverflow.com/questions/317413/get-element-value-with-minidom-with-python?lastactivity" office:target-frame-name="_top" xlink:show="replace"><text:span text:style-name="T254">2 years, 5 months ago</text:span></text:a></text:p>
      <text:p text:style-name="P255"><text:span text:style-name="T256">Viewed</text:span><text:span text:style-name="T257"> 164k times</text:span></text:p>
      <text:p text:style-name="P258">126</text:p>
      <text:p text:style-name="P259">28</text:p>
      <text:p text:style-name="P260">I am creating a GUI frontend for the Eve Online API in Python.</text:p>
      <text:p text:style-name="P261">I have successfully pulled the XML data from their server.</text:p>
      <text:p text:style-name="P262">I am trying to grab the value from a node called "name":</text:p>
      <text:p text:style-name="P263">from xml.dom.minidom import parse</text:p>
      <text:p text:style-name="P264">dom = parse("C:\\eve.xml")</text:p>
      <text:p text:style-name="P265">name = dom.getElementsByTagName('name')</text:p>
      <text:p text:style-name="P266">print name</text:p>
      <text:p text:style-name="P267">This seems to find the node, but the output is below:</text:p>
      <text:p text:style-name="P268">[&lt;DOM Element: name at 0x11e6d28&gt;]</text:p>
      <text:p text:style-name="P269">How could I get it to print the value of the node?</text:p>
      <text:list text:style-name="LFO4" text:continue-numbering="true">
        <text:list-item>
          <text:p text:style-name="P270"><text:a office:title="show questions tagged 'python'" xlink:href="https://stackoverflow.com/questions/tagged/python" office:target-frame-name="_top" xlink:show="replace"><text:span text:style-name="T271">python</text:span></text:a></text:p>
        </text:list-item>
        <text:list-item>
          <text:p text:style-name="P272"><text:a office:title="show questions tagged 'dom'" xlink:href="https://stackoverflow.com/questions/tagged/dom" office:target-frame-name="_top" xlink:show="replace"><text:span text:style-name="T273">dom</text:span></text:a></text:p>
        </text:list-item>
        <text:list-item>
          <text:p text:style-name="P274"><text:a office:title="show questions tagged 'minidom'" xlink:href="https://stackoverflow.com/questions/tagged/minidom" office:target-frame-name="_top" xlink:show="replace"><text:span text:style-name="T275">minidom</text:span></text:a></text:p>
        </text:list-item>
      </text:list>
      <text:p text:style-name="P276"><text:a office:title="Short permalink to this question" xlink:href="https://stackoverflow.com/q/317413" office:target-frame-name="_top" xlink:show="replace"><text:span text:style-name="T277">Share</text:span></text:a></text:p>
      <text:p text:style-name="P278">Follow</text:p>
      <text:p text:style-name="P279"><text:a office:title="show all edits to this post" xlink:href="https://stackoverflow.com/posts/317413/revisions" office:target-frame-name="_top" xlink:show="replace"><text:span text:style-name="T280">edited </text:span><text:span text:style-name="T281">Mar 14, 2016 at 11:17</text:span></text:a></text:p>
      <text:p text:style-name="P282"><text:a xlink:href="https://stackoverflow.com/users/562769/martin-thoma" office:target-frame-name="_top" xlink:show="replace"/></text:p>
      <text:p text:style-name="P283"><text:span text:style-name="T284"><draw:frame draw:style-name="a6" draw:name="Рисунок 17" text:anchor-type="as-char" svg:x="0in" svg:y="0in" svg:width="0.33542in" svg:height="0.33542in" style:rel-width="scale" style:rel-height="scale"><draw:image xlink:href="media/image1.jpeg" xlink:type="simple" xlink:show="embed" xlink:actuate="onLoad"/><svg:title/><svg:desc>Martin Thoma's user avatar</svg:desc></draw:frame></text:span></text:p>
      <text:p text:style-name="P285"/>
      <text:p text:style-name="P286"><text:a xlink:href="https://stackoverflow.com/users/562769/martin-thoma" office:target-frame-name="_top" xlink:show="replace"><text:span text:style-name="T287">Martin Thoma</text:span></text:a></text:p>
      <text:p text:style-name="P288"><text:span text:style-name="T289">113k</text:span><text:span text:style-name="T290">148148 gold badges570570 silver badges875875 bronze badges</text:span></text:p>
      <text:p text:style-name="P291"><text:span text:style-name="T292">asked </text:span><text:span text:style-name="T293">Nov 25, 2008 at 13:57</text:span></text:p>
      <text:p text:style-name="P294"><text:a xlink:href="https://stackoverflow.com/users/30786/railsson" office:target-frame-name="_top" xlink:show="replace"/></text:p>
      <text:p text:style-name="P295"><text:span text:style-name="T296"><draw:frame draw:style-name="a7" draw:name="Рисунок 18" text:anchor-type="as-char" svg:x="0in" svg:y="0in" svg:width="0.33542in" svg:height="0.33542in" style:rel-width="scale" style:rel-height="scale"><draw:image xlink:href="media/image2.png" xlink:type="simple" xlink:show="embed" xlink:actuate="onLoad"/><svg:title/><svg:desc>RailsSon's user avatar</svg:desc></draw:frame></text:span></text:p>
      <text:p text:style-name="P297"/>
      <text:p text:style-name="P298"><text:a xlink:href="https://stackoverflow.com/users/30786/railsson" office:target-frame-name="_top" xlink:show="replace"><text:span text:style-name="T299">RailsSon</text:span></text:a></text:p>
      <text:p text:style-name="P300"><text:span text:style-name="T301">19.2k</text:span><text:span text:style-name="T302">3131 gold badges8181 silver badges104104 bronze badges</text:span></text:p>
      <text:list text:style-name="LFO5" text:continue-numbering="true">
        <text:list-item>
          <text:p text:style-name="P303"><text:span text:style-name="T304">7</text:span></text:p>
        </text:list-item>
      </text:list>
      <text:p text:style-name="P305"><text:span text:style-name="T306">It's starting to look like the answer to most "minidom" questions is "use ElementTree".</text:span><text:span text:style-name="T307"> </text:span></text:p>
      <text:p text:style-name="P308"><text:span text:style-name="T309">– </text:span><text:a office:title="63,053 reputation" xlink:href="https://stackoverflow.com/users/84704/warren-p" office:target-frame-name="_top" xlink:show="replace"><text:span text:style-name="T310">Warren P</text:span></text:a></text:p>
      <text:p text:style-name="P311"><text:span text:style-name="T312"> </text:span><text:a xlink:href="https://stackoverflow.com/questions/317413/get-element-value-with-minidom-with-python#comment18624357_317413" office:target-frame-name="_top" xlink:show="replace"><text:span text:style-name="T313">Nov 27, 2012 at 16:16</text:span></text:a></text:p>
      <text:list text:style-name="LFO5" text:continue-numbering="true">
        <text:list-item>
          <text:p text:style-name="P314"><text:span text:style-name="T315">1</text:span></text:p>
        </text:list-item>
      </text:list>
      <text:p text:style-name="P316"><text:span text:style-name="T317">Otoh, if you learn minidom instead of ElementTree, you may take a little longer to start, but you will then be able to do exactly the same thing in practically any other programming language you know or eventually learn, and also be able to leverage many other tools. You pays your money and takes your choice.</text:span><text:span text:style-name="T318"> </text:span></text:p>
      <text:p text:style-name="P319"><text:span text:style-name="T320">– </text:span><text:a office:title="1,176 reputation" xlink:href="https://stackoverflow.com/users/266371/textgeek" office:target-frame-name="_top" xlink:show="replace"><text:span text:style-name="T321">TextGeek</text:span></text:a></text:p>
      <text:p text:style-name="P322"><text:span text:style-name="T323"> </text:span><text:a xlink:href="https://stackoverflow.com/questions/317413/get-element-value-with-minidom-with-python#comment116529864_317413" office:target-frame-name="_top" xlink:show="replace"><text:span text:style-name="T324">Jan 26, 2021 at 18:55</text:span></text:a></text:p>
      <text:p text:style-name="P325"><text:a office:title="Use comments to ask for more information or suggest improvements. Avoid answering questions in comments." xlink:href="https://stackoverflow.com/questions/317413/get-element-value-with-minidom-with-python" office:target-frame-name="_top" xlink:show="replace"><text:span text:style-name="T326">Add a comment</text:span></text:a></text:p>
      <text:h text:style-name="P327" text:outline-level="2">9 Answers</text:h>
      <text:p text:style-name="P328">Sorted by:</text:p>
      <text:p text:style-name="P329"><text:span text:style-name="T330">                                                                        </text:span></text:p>
      <text:p text:style-name="P331">189</text:p>
      <text:p text:style-name="P332">It should just be</text:p>
      <text:p text:style-name="P333">name[0].firstChild.nodeValue</text:p>
      <text:p text:style-name="P334"><text:a office:title="Short permalink to this answer" xlink:href="https://stackoverflow.com/a/317421" office:target-frame-name="_top" xlink:show="replace"><text:span text:style-name="T335">Share</text:span></text:a></text:p>
      <text:p text:style-name="P336">Follow</text:p>
      <text:p text:style-name="P337"><text:a office:title="show all edits to this post" xlink:href="https://stackoverflow.com/posts/317421/revisions" office:target-frame-name="_top" xlink:show="replace"><text:span text:style-name="T338">edited </text:span><text:span text:style-name="T339">Jun 16, 2012 at 2:19</text:span></text:a></text:p>
      <text:p text:style-name="P340"><text:a xlink:href="https://stackoverflow.com/users/1002509/newbie" office:target-frame-name="_top" xlink:show="replace"/></text:p>
      <text:p text:style-name="P341"><text:span text:style-name="T342"><draw:frame draw:style-name="a8" draw:name="Рисунок 19" text:anchor-type="as-char" svg:x="0in" svg:y="0in" svg:width="0.33542in" svg:height="0.33542in" style:rel-width="scale" style:rel-height="scale"><draw:image xlink:href="media/image3.png" xlink:type="simple" xlink:show="embed" xlink:actuate="onLoad"/><svg:title/><svg:desc>newbie's user avatar</svg:desc></draw:frame></text:span></text:p>
      <text:p text:style-name="P343"/>
      <text:p text:style-name="P344"><text:a xlink:href="https://stackoverflow.com/users/1002509/newbie" office:target-frame-name="_top" xlink:show="replace"><text:span text:style-name="T345">newbie</text:span></text:a></text:p>
      <text:p text:style-name="P346"><text:span text:style-name="T347">1,445</text:span><text:span text:style-name="T348">22 gold badges1717 silver badges4242 bronze badges</text:span></text:p>
      <text:p text:style-name="P349"><text:span text:style-name="T350">answered </text:span><text:span text:style-name="T351">Nov 25, 2008 at 13:59</text:span></text:p>
      <text:p text:style-name="P352"><text:a xlink:href="https://stackoverflow.com/users/7536/eduffy" office:target-frame-name="_top" xlink:show="replace"/></text:p>
      <text:p text:style-name="P353"><text:span text:style-name="T354"><draw:frame draw:style-name="a9" draw:name="Рисунок 20" text:anchor-type="as-char" svg:x="0in" svg:y="0in" svg:width="0.33542in" svg:height="0.33542in" style:rel-width="scale" style:rel-height="scale"><draw:image xlink:href="media/image4.png" xlink:type="simple" xlink:show="embed" xlink:actuate="onLoad"/><svg:title/><svg:desc>eduffy's user avatar</svg:desc></draw:frame></text:span></text:p>
      <text:p text:style-name="P355"/>
      <text:p text:style-name="P356"><text:a xlink:href="https://stackoverflow.com/users/7536/eduffy" office:target-frame-name="_top" xlink:show="replace"><text:span text:style-name="T357">eduffy</text:span></text:a></text:p>
      <text:p text:style-name="P358"><text:span text:style-name="T359">38.2k</text:span><text:span text:style-name="T360">1212 gold badges9393 silver badges9191 bronze badges</text:span></text:p>
      <text:list text:style-name="LFO6" text:continue-numbering="true">
        <text:list-item>
          <text:p text:style-name="P361"><text:span text:style-name="T362">5</text:span></text:p>
        </text:list-item>
      </text:list>
      <text:p text:style-name="P363"><text:span text:style-name="T364">When I do name[0].nodeValue is gives back "None", just to test I passed it name[0].nodeName and it gave me "name" which is correct.<text:s/></text:span><text:span text:style-name="T365">Any ideas?</text:span><text:span text:style-name="T366"> </text:span></text:p>
      <text:p text:style-name="P367"><text:span text:style-name="T368">– </text:span><text:a office:title="19,177 reputation" xlink:href="https://stackoverflow.com/users/30786/railsson" office:target-frame-name="_top" xlink:show="replace"><text:span text:style-name="T369">RailsSon</text:span></text:a></text:p>
      <text:p text:style-name="P370"><text:span text:style-name="T371"> </text:span><text:a xlink:href="https://stackoverflow.com/questions/317413/get-element-value-with-minidom-with-python#comment159067_317421" office:target-frame-name="_top" xlink:show="replace"><text:span text:style-name="T372">Nov 25, 2008 at 14:09</text:span></text:a></text:p>
      <text:list text:style-name="LFO6" text:continue-numbering="true">
        <text:list-item>
          <text:p text:style-name="P373"><text:span text:style-name="T374">28</text:span></text:p>
        </text:list-item>
      </text:list>
      <text:p text:style-name="P375"><text:span text:style-name="T376">What about name[0].firstChild.nodeValue ?</text:span><text:span text:style-name="T377"> </text:span></text:p>
      <text:p text:style-name="P378"><text:span text:style-name="T379">– </text:span><text:a office:title="38,208 reputation" xlink:href="https://stackoverflow.com/users/7536/eduffy" office:target-frame-name="_top" xlink:show="replace"><text:span text:style-name="T380">eduffy</text:span></text:a></text:p>
      <text:p text:style-name="P381"><text:span text:style-name="T382"> </text:span><text:a xlink:href="https://stackoverflow.com/questions/317413/get-element-value-with-minidom-with-python#comment159173_317421" office:target-frame-name="_top" xlink:show="replace"><text:span text:style-name="T383">Nov 25, 2008 at 14:49</text:span></text:a></text:p>
      <text:list text:style-name="LFO6" text:continue-numbering="true">
        <text:list-item>
          <text:p text:style-name="P384"><text:span text:style-name="T385">7</text:span></text:p>
        </text:list-item>
      </text:list>
      <text:p text:style-name="P386"><text:span text:style-name="T387">Just beware that you are not relying on implementation details in the xml-generator. There are no guarantees that the first child is </text:span><text:span text:style-name="T388">the</text:span><text:span text:style-name="T389"> text node nor the </text:span><text:span text:style-name="T390">only</text:span><text:span text:style-name="T391"> text node in any cases where there can be more than one child node.</text:span><text:span text:style-name="T392"> </text:span></text:p>
      <text:p text:style-name="P39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inherit" svg:font-family="inherit" style:font-family-generic="roman" svg:panose-1="0 0 0 0 0 0 0 0 0 0"/>
    <style:font-face style:name="Segoe UI" svg:font-family="Segoe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ru" fo:country="RU" style:language-asian="ru" style:country-asian="RU" style:language-complex="ar" style:country-complex="SA" style:text-combine="none" fo:hyphenate="true"/>
    </style:default-style>
    <style:style style:name="Заголовок1" style:display-name="Заголовок 1" style:family="paragraph" style:parent-style-name="Обычный" style:default-outline-level="1">
      <style:paragraph-properties fo:margin-top="0.0694in" fo:margin-bottom="0.0694in" fo:line-height="100%"/>
      <style:text-properties style:font-name="Times New Roman" style:font-name-asian="Times New Roman" fo:font-weight="bold" style:font-weight-asian="bold" style:font-weight-complex="bold" style:letter-kerning="true" fo:font-size="24pt" style:font-size-asian="24pt" style:font-size-complex="24pt" style:language-asian="ru" style:country-asian="RU" fo:hyphenate="false"/>
    </style:style>
    <style:style style:name="Заголовок2" style:display-name="Заголовок 2" style:family="paragraph" style:parent-style-name="Обычный" style:default-outline-level="2">
      <style:paragraph-properties fo:margin-top="0.0694in" fo:margin-bottom="0.0694in" fo:line-height="100%"/>
      <style:text-properties style:font-name="Times New Roman" style:font-name-asian="Times New Roman" fo:font-weight="bold" style:font-weight-asian="bold" style:font-weight-complex="bold" fo:font-size="18pt" style:font-size-asian="18pt" style:font-size-complex="18pt" style:language-asian="ru" style:country-asian="RU" fo:hyphenate="false"/>
    </style:style>
    <style:style style:name="Заголовок3" style:display-name="Заголовок 3" style:family="paragraph" style:parent-style-name="Обычный" style:default-outline-level="3">
      <style:paragraph-properties fo:margin-top="0.0694in" fo:margin-bottom="0.0694in" fo:line-height="100%"/>
      <style:text-properties style:font-name="Times New Roman" style:font-name-asian="Times New Roman" fo:font-weight="bold" style:font-weight-asian="bold" style:font-weight-complex="bold" fo:font-size="13.5pt" style:font-size-asian="13.5pt" style:font-size-complex="13.5pt" style:language-asian="ru" style:country-asian="RU" fo:hyphenate="false"/>
    </style:style>
    <style:style style:name="Заголовок4" style:display-name="Заголовок 4" style:family="paragraph" style:parent-style-name="Обычный" style:default-outline-level="4">
      <style:paragraph-properties fo:margin-top="0.0694in" fo:margin-bottom="0.0694in" fo:line-height="100%"/>
      <style:text-properties style:font-name="Times New Roman" style:font-name-asian="Times New Roman" fo:font-weight="bold" style:font-weight-asian="bold" style:font-weight-complex="bold" fo:font-size="12pt" style:font-size-asian="12pt" style:font-size-complex="12pt" style:language-asian="ru" style:country-asian="RU" fo:hyphenate="false"/>
    </style:style>
    <style:style style:name="Заголовок5" style:display-name="Заголовок 5" style:family="paragraph" style:parent-style-name="Обычный" style:default-outline-level="5">
      <style:paragraph-properties fo:margin-top="0.0694in" fo:margin-bottom="0.0694in" fo:line-height="100%"/>
      <style:text-properties style:font-name="Times New Roman" style:font-name-asian="Times New Roman" fo:font-weight="bold" style:font-weight-asian="bold" style:font-weight-complex="bold" fo:font-size="10pt" style:font-size-asian="10pt" style:font-size-complex="10pt" style:language-asian="ru" style:country-asian="RU" fo:hyphenate="false"/>
    </style:style>
    <style:style style:name="Обычный" style:display-name="Обычный" style:family="paragraph">
      <style:paragraph-properties fo:margin-bottom="0.1111in" fo:line-height="107%"/>
      <style:text-properties fo:font-size="11pt" style:font-size-asian="11pt" style:font-size-complex="11pt" style:language-asian="en" style:country-asian="US" fo:hyphenate="false"/>
    </style:style>
    <style:style style:name="Основнойшрифтабзаца" style:display-name="Основной шрифт абзаца" style:family="text"/>
    <style:style style:name="Заголовок1Знак" style:display-name="Заголовок 1 Знак" style:family="tex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ru" style:country-asian="RU"/>
    </style:style>
    <style:style style:name="Заголовок2Знак" style:display-name="Заголовок 2 Знак" style:family="text">
      <style:text-properties style:font-name="Times New Roman" style:font-name-asian="Times New Roman" style:font-name-complex="Times New Roman" fo:font-weight="bold" style:font-weight-asian="bold" style:font-weight-complex="bold" fo:font-size="18pt" style:font-size-asian="18pt" style:font-size-complex="18pt" style:language-asian="ru" style:country-asian="RU"/>
    </style:style>
    <style:style style:name="Заголовок3Знак" style:display-name="Заголовок 3 Знак" style:family="text">
      <style:text-properties style:font-name="Times New Roman" style:font-name-asian="Times New Roman" style:font-name-complex="Times New Roman" fo:font-weight="bold" style:font-weight-asian="bold" style:font-weight-complex="bold" fo:font-size="13.5pt" style:font-size-asian="13.5pt" style:font-size-complex="13.5pt" style:language-asian="ru" style:country-asian="RU"/>
    </style:style>
    <style:style style:name="Заголовок4Знак" style:display-name="Заголовок 4 Знак"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ru" style:country-asian="RU"/>
    </style:style>
    <style:style style:name="Заголовок5Знак" style:display-name="Заголовок 5 Знак" style:family="text">
      <style:text-properties style:font-name="Times New Roman" style:font-name-asian="Times New Roman" style:font-name-complex="Times New Roman" fo:font-weight="bold" style:font-weight-asian="bold" style:font-weight-complex="bold" fo:font-size="10pt" style:font-size-asian="10pt" style:font-size-complex="10pt" style:language-asian="ru" style:country-asian="RU"/>
    </style:style>
    <style:style style:name="msonormal0" style:display-name="msonormal"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Гиперссылка" style:display-name="Гиперссылка" style:family="text">
      <style:text-properties fo:color="#0000FF" style:text-underline-type="single" style:text-underline-style="solid" style:text-underline-width="auto" style:text-underline-mode="continuous"/>
    </style:style>
    <style:style style:name="Просмотреннаягиперссылка" style:display-name="Просмотренная гиперссылка" style:family="text">
      <style:text-properties fo:color="#800080" style:text-underline-type="single" style:text-underline-style="solid" style:text-underline-width="auto" style:text-underline-mode="continuous"/>
    </style:style>
    <style:style style:name="img" style:display-name="-img" style:family="text" style:parent-style-name="Основнойшрифтабзаца"/>
    <style:style style:name="mdd-none" style:display-name="md:d-none"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z-Началоформы" style:display-name="z-Начало формы" style:family="paragraph" style:parent-style-name="Обычный" style:next-style-name="Обычный">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ru" style:country-asian="RU" fo:hyphenate="false"/>
    </style:style>
    <style:style style:name="z-НачалоформыЗнак" style:display-name="z-Начало формы Знак" style:family="text">
      <style:text-properties style:font-name="Arial" style:font-name-asian="Times New Roman" style:font-name-complex="Arial" text:display="none" fo:font-size="8pt" style:font-size-asian="8pt" style:font-size-complex="8pt" style:language-asian="ru" style:country-asian="RU"/>
    </style:style>
    <style:style style:name="z-Конецформы" style:display-name="z-Конец формы" style:family="paragraph" style:parent-style-name="Обычный" style:next-style-name="Обычный">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ru" style:country-asian="RU" fo:hyphenate="false"/>
    </style:style>
    <style:style style:name="z-КонецформыЗнак" style:display-name="z-Конец формы Знак" style:family="text">
      <style:text-properties style:font-name="Arial" style:font-name-asian="Times New Roman" style:font-name-complex="Arial" text:display="none" fo:font-size="8pt" style:font-size-asian="8pt" style:font-size-complex="8pt" style:language-asian="ru" style:country-asian="RU"/>
    </style:style>
    <style:style style:name="js-topbar-dialog-corral" style:display-name="js-topbar-dialog-corral"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mb0" style:display-name="mb0"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Строгий" style:display-name="Строгий" style:family="text">
      <style:text-properties fo:font-weight="bold" style:font-weight-asian="bold" style:font-weight-complex="bold"/>
    </style:style>
    <style:style style:name="smd-none" style:display-name="sm:d-none" style:family="text" style:parent-style-name="Основнойшрифтабзаца"/>
    <style:style style:name="ps-relative" style:display-name="ps-relative"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fs-fine" style:display-name="fs-fine"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link--channel-name" style:display-name="-link--channel-name" style:family="text" style:parent-style-name="Основнойшрифтабзаца"/>
    <style:style style:name="d-flex" style:display-name="d-flex"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js-freemium-cta" style:display-name="js-freemium-cta"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fc-light" style:display-name="fc-light" style:family="text" style:parent-style-name="Основнойшрифтабзаца"/>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СтандартныйHTML" style:display-name="Стандартный HTML" style:family="paragraph" style:parent-style-name="Обычный">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ru" style:country-asian="RU" fo:hyphenate="false"/>
    </style:style>
    <style:style style:name="СтандартныйHTMLЗнак" style:display-name="Стандартный HTML Знак" style:family="text">
      <style:text-properties style:font-name="Courier New" style:font-name-asian="Times New Roman" style:font-name-complex="Courier New" fo:font-size="10pt" style:font-size-asian="10pt" style:font-size-complex="10pt" style:language-asian="ru" style:country-asian="RU"/>
    </style:style>
    <style:style style:name="КодHTML" style:display-name="Код HTML" style:family="text">
      <style:text-properties style:font-name="Courier New" style:font-name-asian="Times New Roman" style:font-name-complex="Courier New" fo:font-size="10pt" style:font-size-asian="10pt" style:font-size-complex="10pt"/>
    </style:style>
    <style:style style:name="hljs-keyword" style:display-name="hljs-keyword" style:family="text" style:parent-style-name="Основнойшрифтабзаца"/>
    <style:style style:name="hljs-string" style:display-name="hljs-string" style:family="text" style:parent-style-name="Основнойшрифтабзаца"/>
    <style:style style:name="hljs-built_in" style:display-name="hljs-built_in" style:family="text" style:parent-style-name="Основнойшрифтабзаца"/>
    <style:style style:name="hljs-number" style:display-name="hljs-number" style:family="text" style:parent-style-name="Основнойшрифтабзаца"/>
    <style:style style:name="d-inline" style:display-name="d-inline"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relativetime" style:display-name="relativetime" style:family="text" style:parent-style-name="Основнойшрифтабзаца"/>
    <style:style style:name="reputation-score" style:display-name="reputation-score" style:family="text" style:parent-style-name="Основнойшрифтабзаца"/>
    <style:style style:name="badge1" style:display-name="badge1" style:family="text" style:parent-style-name="Основнойшрифтабзаца"/>
    <style:style style:name="badgecount" style:display-name="badgecount" style:family="text" style:parent-style-name="Основнойшрифтабзаца"/>
    <style:style style:name="v-visible-sr" style:display-name="v-visible-sr" style:family="text" style:parent-style-name="Основнойшрифтабзаца"/>
    <style:style style:name="badge2" style:display-name="badge2" style:family="text" style:parent-style-name="Основнойшрифтабзаца"/>
    <style:style style:name="badge3" style:display-name="badge3" style:family="text" style:parent-style-name="Основнойшрифтабзаца"/>
    <style:style style:name="comment" style:display-name="comment"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warm" style:display-name="warm" style:family="text" style:parent-style-name="Основнойшрифтабзаца"/>
    <style:style style:name="comment-copy" style:display-name="comment-copy" style:family="text" style:parent-style-name="Основнойшрифтабзаца"/>
    <style:style style:name="comment-date" style:display-name="comment-date" style:family="text" style:parent-style-name="Основнойшрифтабзаца"/>
    <style:style style:name="relativetime-clean" style:display-name="relativetime-clean" style:family="text" style:parent-style-name="Основнойшрифтабзаца"/>
    <style:style style:name="cool" style:display-name="cool" style:family="text" style:parent-style-name="Основнойшрифтабзаца"/>
    <style:style style:name="hot" style:display-name="hot" style:family="text" style:parent-style-name="Основнойшрифтабзаца"/>
    <style:style style:name="supernova" style:display-name="supernova" style:family="text" style:parent-style-name="Основнойшрифтабзаца"/>
    <style:style style:name="hljs-comment" style:display-name="hljs-comment" style:family="text" style:parent-style-name="Основнойшрифтабзаца"/>
    <style:style style:name="hljs-meta" style:display-name="hljs-meta" style:family="text" style:parent-style-name="Основнойшрифтабзаца"/>
    <style:style style:name="hljs-title" style:display-name="hljs-title" style:family="text" style:parent-style-name="Основнойшрифтабзаца"/>
    <style:style style:name="hljs-params" style:display-name="hljs-params" style:family="text" style:parent-style-name="Основнойшрифтабзаца"/>
    <style:style style:name="hljs-literal" style:display-name="hljs-literal" style:family="text" style:parent-style-name="Основнойшрифтабзаца"/>
    <style:style style:name="wmd-button" style:display-name="wmd-button"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wmd-spacer" style:display-name="wmd-spacer"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flex--item" style:display-name="flex--item"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privacy-policy-agreement" style:display-name="privacy-policy-agreement"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s-sidebarwidget--header" style:display-name="s-sidebarwidget--header"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s-sidebarwidget--item" style:display-name="s-sidebarwidget--item"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js-hidden" style:display-name="js-hidden"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s-description" style:display-name="s-description"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mt16" style:display-name="mt16"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mdmb0" style:display-name="md:mb0" style:family="paragraph" style:parent-style-name="Обычный">
      <style:paragraph-properties fo:margin-top="0.0694in" fo:margin-bottom="0.0694in" fo:line-height="100%"/>
      <style:text-properties style:font-name="Times New Roman" style:font-name-asian="Times New Roman" fo:font-size="12pt" style:font-size-asian="12pt" style:font-size-complex="12pt" style:language-asian="ru" style:country-asian="RU" fo:hyphenate="false"/>
    </style:style>
    <style:style style:name="td-underline" style:display-name="td-underline" style:family="text" style:parent-style-name="Основнойшрифтабзаца"/>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Symbol" fo:font-size="10pt" style:font-size-asian="10pt"/>
    </style:style>
    <style:style style:name="WW_CharLFO10LVL3" style:family="text">
      <style:text-properties style:font-name="Symbol" fo:font-size="10pt" style:font-size-asian="10pt"/>
    </style:style>
    <style:style style:name="WW_CharLFO10LVL4" style:family="text">
      <style:text-properties style:font-name="Symbol" fo:font-size="10pt" style:font-size-asian="10pt"/>
    </style:style>
    <style:style style:name="WW_CharLFO10LVL5" style:family="text">
      <style:text-properties style:font-name="Symbol" fo:font-size="10pt" style:font-size-asian="10pt"/>
    </style:style>
    <style:style style:name="WW_CharLFO10LVL6" style:family="text">
      <style:text-properties style:font-name="Symbol" fo:font-size="10pt" style:font-size-asian="10pt"/>
    </style:style>
    <style:style style:name="WW_CharLFO10LVL7" style:family="text">
      <style:text-properties style:font-name="Symbol" fo:font-size="10pt" style:font-size-asian="10pt"/>
    </style:style>
    <style:style style:name="WW_CharLFO10LVL8" style:family="text">
      <style:text-properties style:font-name="Symbol" fo:font-size="10pt" style:font-size-asian="10pt"/>
    </style:style>
    <style:style style:name="WW_CharLFO10LVL9" style:family="text">
      <style:text-properties style:font-name="Symbol" fo:font-size="10pt" style:font-size-asian="10pt"/>
    </style:style>
    <style:style style:name="WW_CharLFO11LVL1" style:family="text">
      <style:text-properties style:font-name="Wingdings" fo:font-size="10pt" style:font-size-asian="10pt"/>
    </style:style>
    <style:style style:name="WW_CharLFO11LVL2" style:family="text">
      <style:text-properties style:font-name="Wingdings"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1.1812in" fo:margin-bottom="0.7875in" fo:margin-right="0.5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Марат Иванов</meta:initial-creator>
    <dc:creator>Марат Иванов</dc:creator>
    <meta:creation-date>2022-09-29T18:11:00Z</meta:creation-date>
    <dc:date>2022-09-29T18:11:00Z</dc:date>
    <meta:print-date>2022-09-29T18:00:00Z</meta:print-date>
    <meta:template xlink:href="2.dotm" xlink:type="simple"/>
    <meta:editing-cycles>2</meta:editing-cycles>
    <meta:editing-duration>PT60S</meta:editing-duration>
    <meta:document-statistic meta:page-count="5" meta:paragraph-count="23" meta:word-count="1744" meta:character-count="11664" meta:row-count="82" meta:non-whitespace-character-count="9943"/>
  </office:meta>
</office:document-meta>
</file>